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1049in" fo:margin-top="0in" fo:margin-bottom="0in" table:align="center" style:writing-mode="lr-tb"/>
    </style:style>
    <style:style style:name="Table1.A" style:family="table-column">
      <style:table-column-properties style:column-width="0.7861in"/>
    </style:style>
    <style:style style:name="Table1.B" style:family="table-column">
      <style:table-column-properties style:column-width="0.318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2.9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2.9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2.9931in" fo:margin-left="0.0035in" fo:margin-top="0in" fo:margin-bottom="0in" table:align="left" style:writing-mode="lr-tb"/>
    </style:style>
    <style:style style:name="Table4.A" style:family="table-column">
      <style:table-column-properties style:column-width="2.9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2.9931in" fo:margin-left="0.0035in" fo:margin-top="0in" fo:margin-bottom="0in" table:align="left" style:writing-mode="lr-tb"/>
    </style:style>
    <style:style style:name="Table5.A" style:family="table-column">
      <style:table-column-properties style:column-width="2.993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2.9931in" fo:margin-left="0.0035in" fo:margin-top="0in" fo:margin-bottom="0in" table:align="left" style:writing-mode="lr-tb"/>
    </style:style>
    <style:style style:name="Table6.A" style:family="table-column">
      <style:table-column-properties style:column-width="2.99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2.9931in" fo:margin-left="0.0035in" fo:margin-top="0in" fo:margin-bottom="0in" table:align="left" style:writing-mode="lr-tb"/>
    </style:style>
    <style:style style:name="Table7.A" style:family="table-column">
      <style:table-column-properties style:column-width="2.99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9931in" fo:margin-left="0.0035in" fo:margin-top="0in" fo:margin-bottom="0in" table:align="left" style:writing-mode="lr-tb"/>
    </style:style>
    <style:style style:name="Table8.A" style:family="table-column">
      <style:table-column-properties style:column-width="2.99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2.9931in" fo:margin-left="0.0035in" fo:margin-top="0in" fo:margin-bottom="0in" table:align="left" style:writing-mode="lr-tb"/>
    </style:style>
    <style:style style:name="Table9.A" style:family="table-column">
      <style:table-column-properties style:column-width="2.9931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0">
        <style:background-image/>
      </style:table-cell-properties>
    </style:style>
    <style:style style:name="Table10" style:family="table">
      <style:table-properties style:width="2.9931in" fo:margin-left="0.0035in" fo:margin-top="0in" fo:margin-bottom="0in" table:align="left" style:writing-mode="lr-tb"/>
    </style:style>
    <style:style style:name="Table10.A" style:family="table-column">
      <style:table-column-properties style:column-width="2.99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2.9931in" fo:margin-left="0.0035in" fo:margin-top="0in" fo:margin-bottom="0in" table:align="left" style:writing-mode="lr-tb"/>
    </style:style>
    <style:style style:name="Table11.A" style:family="table-column">
      <style:table-column-properties style:column-width="2.99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2.9931in" fo:margin-left="0.0035in" fo:margin-top="0in" fo:margin-bottom="0in" table:align="left" style:writing-mode="lr-tb"/>
    </style:style>
    <style:style style:name="Table12.A" style:family="table-column">
      <style:table-column-properties style:column-width="2.99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2.9931in" fo:margin-left="0.0035in" fo:margin-top="0in" fo:margin-bottom="0in" table:align="left" style:writing-mode="lr-tb"/>
    </style:style>
    <style:style style:name="Table13.A" style:family="table-column">
      <style:table-column-properties style:column-width="2.9931in"/>
    </style:style>
    <style:style style:name="Table13.1" style:family="table-row">
      <style:table-row-properties fo:keep-together="auto"/>
    </style:style>
    <style:style style:name="Table13.A1" style:family="table-cell">
      <style:table-cell-properties fo:background-color="#ffffff" fo:padding-left="0.075in" fo:padding-right="0.075in" fo:padding-top="0in" fo:padding-bottom="0in" fo:border="0.5pt solid #000000">
        <style:background-image/>
      </style:table-cell-properties>
    </style:style>
    <style:style style:name="Table14" style:family="table">
      <style:table-properties style:width="1.1049in" fo:margin-top="0in" fo:margin-bottom="0in" table:align="center" style:writing-mode="lr-tb"/>
    </style:style>
    <style:style style:name="Table14.A" style:family="table-column">
      <style:table-column-properties style:column-width="0.7861in"/>
    </style:style>
    <style:style style:name="Table14.B" style:family="table-column">
      <style:table-column-properties style:column-width="0.318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1.1049in" fo:margin-top="0in" fo:margin-bottom="0in" table:align="center" style:writing-mode="lr-tb"/>
    </style:style>
    <style:style style:name="Table15.A" style:family="table-column">
      <style:table-column-properties style:column-width="0.7861in"/>
    </style:style>
    <style:style style:name="Table15.B" style:family="table-column">
      <style:table-column-properties style:column-width="0.3188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7" style:family="table">
      <style:table-properties style:width="2.9931in" fo:margin-left="0.0035in" fo:margin-top="0in" fo:margin-bottom="0in" table:align="left" style:writing-mode="lr-tb"/>
    </style:style>
    <style:style style:name="Table17.A" style:family="table-column">
      <style:table-column-properties style:column-width="0.6597in"/>
    </style:style>
    <style:style style:name="Table17.B" style:family="table-column">
      <style:table-column-properties style:column-width="0.4611in"/>
    </style:style>
    <style:style style:name="Table17.C" style:family="table-column">
      <style:table-column-properties style:column-width="0.4618in"/>
    </style:style>
    <style:style style:name="Table17.D" style:family="table-column">
      <style:table-column-properties style:column-width="0.4507in"/>
    </style:style>
    <style:style style:name="Table17.E" style:family="table-column">
      <style:table-column-properties style:column-width="0.491in"/>
    </style:style>
    <style:style style:name="Table17.F" style:family="table-column">
      <style:table-column-properties style:column-width="0.4688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47in" fo:margin-left="-0.034in" fo:margin-top="0in" fo:margin-bottom="0in" table:align="left" style:writing-mode="lr-tb"/>
    </style:style>
    <style:style style:name="Table18.A" style:family="table-column">
      <style:table-column-properties style:column-width="0.6097in"/>
    </style:style>
    <style:style style:name="Table18.B" style:family="table-column">
      <style:table-column-properties style:column-width="0.5125in"/>
    </style:style>
    <style:style style:name="Table18.C" style:family="table-column">
      <style:table-column-properties style:column-width="0.5056in"/>
    </style:style>
    <style:style style:name="Table18.D" style:family="table-column">
      <style:table-column-properties style:column-width="0.4979in"/>
    </style:style>
    <style:style style:name="Table18.E" style:family="table-column">
      <style:table-column-properties style:column-width="0.5181in"/>
    </style:style>
    <style:style style:name="Table18.F" style:family="table-column">
      <style:table-column-properties style:column-width="0.491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2.9931in" fo:margin-left="0.0035in" fo:margin-top="0in" fo:margin-bottom="0in" table:align="left" style:writing-mode="lr-tb"/>
    </style:style>
    <style:style style:name="Table19.A" style:family="table-column">
      <style:table-column-properties style:column-width="0.6257in"/>
    </style:style>
    <style:style style:name="Table19.B" style:family="table-column">
      <style:table-column-properties style:column-width="0.4882in"/>
    </style:style>
    <style:style style:name="Table19.C" style:family="table-column">
      <style:table-column-properties style:column-width="0.4806in"/>
    </style:style>
    <style:style style:name="Table19.E" style:family="table-column">
      <style:table-column-properties style:column-width="0.5313in"/>
    </style:style>
    <style:style style:name="Table19.F" style:family="table-column">
      <style:table-column-properties style:column-width="0.3868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writing-mode="lr-tb"/>
    </style:style>
    <style:style style:name="Table16" style:family="table">
      <style:table-properties style:width="1.7611in" fo:margin-left="0.0035in" fo:margin-top="0in" fo:margin-bottom="0in" table:align="left" style:writing-mode="lr-tb"/>
    </style:style>
    <style:style style:name="Table16.A" style:family="table-column">
      <style:table-column-properties style:column-width="0.3882in"/>
    </style:style>
    <style:style style:name="Table16.B" style:family="table-column">
      <style:table-column-properties style:column-width="0.7479in"/>
    </style:style>
    <style:style style:name="Table16.C" style:family="table-column">
      <style:table-column-properties style:column-width="0.625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_20__28_user_29_">
      <style:text-properties style:font-name="Calibri1" fo:font-weight="bold" style:font-weight-asian="bold" style:font-weight-complex="bold"/>
    </style:style>
    <style:style style:name="P2" style:family="paragraph" style:parent-style-name="Text_20_body_20__28_user_29_">
      <style:text-properties style:font-name="Calibri1" fo:font-weight="bold" style:font-weight-asian="bold" style:font-size-complex="11pt"/>
    </style:style>
    <style:style style:name="P3"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weight="bold" style:letter-kerning="true" style:font-name-asian="Andale Sans UI" style:language-asian="ja" style:country-asian="JP" style:font-weight-asian="bold" style:font-name-complex="Tahom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text-align="justify" style:justify-single-word="false"/>
      <style:text-properties style:font-name="Calibri1" fo:font-weight="bold" officeooo:paragraph-rsid="000d8de6" style:letter-kerning="true" style:font-name-asian="Andale Sans UI" style:language-asian="ja" style:country-asian="JP" style:font-weight-asian="bold" style:font-name-complex="Tahoma"/>
    </style:style>
    <style:style style:name="P5" style:family="paragraph" style:parent-style-name="Standard_20__28_user_29_">
      <style:text-properties style:font-name="Calibri1" fo:font-size="10pt" style:font-size-asian="10pt" style:font-size-complex="10pt"/>
    </style:style>
    <style:style style:name="P6" style:family="paragraph" style:parent-style-name="Standard">
      <style:paragraph-properties fo:text-align="justify" style:justify-single-word="false"/>
      <style:text-properties style:font-name="Calibri1" fo:font-size="10pt" style:font-size-asian="10pt" style:font-size-complex="10pt"/>
    </style:style>
    <style:style style:name="P7" style:family="paragraph" style:parent-style-name="Standard">
      <style:paragraph-properties fo:text-align="justify" style:justify-single-word="false"/>
      <style:text-properties style:font-name="Calibri1" fo:font-size="10pt" officeooo:paragraph-rsid="000c493b" style:font-size-asian="10pt" style:font-size-complex="10pt"/>
    </style:style>
    <style:style style:name="P8" style:family="paragraph" style:parent-style-name="Text_20_body_20__28_user_29_">
      <style:paragraph-properties fo:text-align="justify" style:justify-single-word="false"/>
      <style:text-properties style:font-name="Calibri1" fo:font-size="10pt" officeooo:paragraph-rsid="000c493b" style:font-size-asian="10pt" style:font-size-complex="10pt"/>
    </style:style>
    <style:style style:name="P9" style:family="paragraph" style:parent-style-name="Standard">
      <style:paragraph-properties fo:text-align="justify" style:justify-single-word="false"/>
      <style:text-properties style:font-name="Calibri1" fo:font-size="10pt" officeooo:paragraph-rsid="000d8de6" style:font-size-asian="10pt" style:font-size-complex="10pt"/>
    </style:style>
    <style:style style:name="P10" style:family="paragraph" style:parent-style-name="Standard">
      <style:text-properties style:font-name="Calibri1" fo:font-size="10pt" style:font-size-asian="10pt" style:font-size-complex="10pt"/>
    </style:style>
    <style:style style:name="P11"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text-align="justify" style:justify-single-word="false"/>
      <style:text-properties style:font-name="Calibri1" fo:font-size="10pt" officeooo:rsid="000c493b" officeooo:paragraph-rsid="000c493b" style:font-size-asian="10pt" style:font-size-complex="10pt"/>
    </style:style>
    <style:style style:name="P14" style:family="paragraph" style:parent-style-name="Standard">
      <style:paragraph-properties fo:text-align="justify" style:justify-single-word="false"/>
      <style:text-properties style:font-name="Calibri1" fo:font-size="10pt" style:font-size-asian="10pt" style:font-size-complex="8pt"/>
    </style:style>
    <style:style style:name="P15" style:family="paragraph" style:parent-style-name="Standard">
      <style:text-properties style:font-name="Calibri1" fo:font-size="10pt" style:font-size-asian="10pt" style:font-size-complex="8pt"/>
    </style:style>
    <style:style style:name="P16" style:family="paragraph" style:parent-style-name="Heading_20_3">
      <style:paragraph-properties fo:text-align="justify" style:justify-single-word="false"/>
      <style:text-properties style:font-name="Calibri1" fo:font-size="10pt" fo:font-weight="normal" style:letter-kerning="false" style:font-name-asian="Calibri2" style:font-size-asian="10pt" style:language-asian="en" style:country-asian="US" style:font-weight-asian="normal" style:font-size-complex="10pt" style:font-weight-complex="normal"/>
    </style:style>
    <style:style style:name="P17"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fo:font-weight="bold" style:letter-kerning="true" style:font-name-asian="Andale Sans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text-align="justify" style:justify-single-word="false"/>
      <style:text-properties style:font-name="Calibri1" fo:font-size="10pt" fo:font-weight="bold" style:font-size-asian="10pt" style:font-weight-asian="bold" style:font-size-complex="10pt" style:font-weight-complex="bold"/>
    </style:style>
    <style:style style:name="P19" style:family="paragraph" style:parent-style-name="Standard">
      <style:text-properties style:font-name="Calibri1"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Calibri1" fo:font-size="10pt" fo:font-weight="bold" style:font-size-asian="10pt" style:font-weight-asian="bold" style:font-size-complex="8pt" style:font-weight-complex="bold"/>
    </style:style>
    <style:style style:name="P21"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officeooo:paragraph-rsid="000af02e"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5" style:family="paragraph" style:parent-style-name="Text_20_body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6"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fo:font-style="italic" style:font-size-asian="10pt" style:font-style-asian="italic" style:font-size-complex="10pt" style:font-style-complex="italic" fo:hyphenate="false" fo:hyphenation-remain-char-count="2" fo:hyphenation-push-char-count="2" loext:hyphenation-no-caps="false" loext:hyphenation-no-last-word="false" loext:hyphenation-word-char-count="5" loext:hyphenation-zone="no-limit"/>
    </style:style>
    <style:style style:name="P27" style:family="paragraph" style:parent-style-name="Text_20_body_20__28_user_29_">
      <style:text-properties style:font-name="Calibri1" fo:font-size="10pt" fo:font-style="italic" style:font-size-asian="10pt" style:font-style-asian="italic" style:font-size-complex="10pt" style:font-style-complex="italic"/>
    </style:style>
    <style:style style:name="P28" style:family="paragraph" style:parent-style-name="Standard">
      <style:paragraph-properties fo:margin-top="0in" fo:margin-bottom="0.0835in" style:contextual-spacing="false" fo:line-height="100%" fo:text-align="center" style:justify-single-word="false" fo:orphans="0" fo:widows="0" fo:hyphenation-ladder-count="no-limit" style:vertical-align="baseline"/>
      <style:text-properties style:font-name="Calibri1" fo:font-size="10pt" fo:font-style="italic" fo:font-weight="bold" style:font-size-asian="10pt" style:font-style-asian="italic" style:font-weight-asian="bold" style:font-size-complex="10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1"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2"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3"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0c493b" officeooo:paragraph-rsid="000c493b" style:letter-kerning="false" style:font-name-asian="Calibri2" style:font-size-asian="10pt" style:language-asian="en" style:country-asian="US" style:font-style-asian="italic" style:font-size-complex="10pt" style:language-complex="ar" style:country-complex="SA" style:font-style-complex="italic"/>
    </style:style>
    <style:style style:name="P34"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style="italic" officeooo:rsid="000c493b" officeooo:paragraph-rsid="000c493b" style:letter-kerning="false" style:font-name-asian="Calibri2" style:font-size-asian="10pt" style:language-asian="en" style:country-asian="US" style:font-style-asian="italic" style:font-size-complex="10pt" style:language-complex="ar" style:country-complex="SA" style:font-style-complex="italic"/>
    </style:style>
    <style:style style:name="P35"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0d256d" officeooo:paragraph-rsid="000d256d" style:letter-kerning="false" style:font-name-asian="Calibri2" style:font-size-asian="10pt" style:language-asian="en" style:country-asian="US" style:font-style-asian="italic" style:font-size-complex="10pt" style:language-complex="ar" style:country-complex="SA" style:font-style-complex="italic"/>
    </style:style>
    <style:style style:name="P36"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weight="bold" style:letter-kerning="false" style:font-name-asian="Calibri2" style:font-size-asian="10pt" style:language-asian="en" style:country-asian="US" style:font-weight-asian="bold" style:font-size-complex="10pt" style:language-complex="ar" style:country-complex="SA"/>
    </style:style>
    <style:style style:name="P37" style:family="paragraph" style:parent-style-name="Heading_20_3">
      <style:paragraph-properties fo:text-align="justify" style:justify-single-word="false"/>
      <style:text-properties style:font-name="Calibri1"/>
    </style:style>
    <style:style style:name="P38" style:family="paragraph" style:parent-style-name="Standard">
      <style:paragraph-properties fo:text-align="justify" style:justify-single-word="false"/>
      <style:text-properties style:font-name="Calibri1"/>
    </style:style>
    <style:style style:name="P39" style:family="paragraph" style:parent-style-name="Text_20_body_20__28_user_29_">
      <style:paragraph-properties fo:text-align="justify" style:justify-single-word="false"/>
      <style:text-properties style:font-name="Calibri1"/>
    </style:style>
    <style:style style:name="P40"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41" style:family="paragraph" style:parent-style-name="Standard">
      <style:paragraph-properties fo:margin-top="0in" fo:margin-bottom="0in" style:contextual-spacing="false" fo:line-height="100%" fo:text-align="center"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42" style:family="paragraph" style:parent-style-name="Standard">
      <style:text-properties style:font-name="Calibri1" fo:font-size="8pt" style:font-size-asian="8pt" style:font-size-complex="8pt"/>
    </style:style>
    <style:style style:name="P43" style:family="paragraph" style:parent-style-name="Standard">
      <style:paragraph-properties fo:text-align="center" style:justify-single-word="false"/>
      <style:text-properties style:font-name="Calibri1" fo:font-size="8pt" fo:font-style="italic" fo:font-weight="bold" style:font-size-asian="8pt" style:font-style-asian="italic" style:font-weight-asian="bold" style:font-size-complex="6pt"/>
    </style:style>
    <style:style style:name="P44" style:family="paragraph" style:parent-style-name="Standard">
      <style:paragraph-properties fo:text-align="justify" style:justify-single-word="false"/>
      <style:text-properties style:font-name="Calibri1" fo:font-size="8pt" fo:font-style="italic" fo:font-weight="bold" style:font-size-asian="8pt" style:font-style-asian="italic" style:font-weight-asian="bold" style:font-size-complex="8pt" style:font-style-complex="italic" style:font-weight-complex="bold"/>
    </style:style>
    <style:style style:name="P45"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46"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text-properties style:font-name="Calibri1"/>
    </style:style>
    <style:style style:name="P49"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50"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P51" style:family="paragraph" style:parent-style-name="Text_20_body_20__28_user_29_">
      <style:text-properties style:font-name="Calibri1" fo:font-size="11pt" fo:font-weight="bold" style:font-size-asian="11pt" style:font-weight-asian="bold" style:font-size-complex="11pt"/>
    </style:style>
    <style:style style:name="P52" style:family="paragraph" style:parent-style-name="Standard">
      <style:paragraph-properties fo:margin-top="0in" fo:margin-bottom="0in" style:contextual-spacing="false" fo:line-height="100%" fo:text-align="center"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53"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54" style:family="paragraph" style:parent-style-name="Standard">
      <style:paragraph-properties fo:margin-top="0in" fo:margin-bottom="0in" style:contextual-spacing="false" fo:line-height="100%" fo:text-align="center" style:justify-single-word="false" fo:orphans="2" fo:widows="2"/>
      <style:text-properties style:font-name="Calibri1" fo:font-size="9pt" fo:language="en" fo:country="US" fo:font-style="italic" officeooo:rsid="000d8de6" officeooo:paragraph-rsid="000d8de6" style:letter-kerning="false" style:font-name-asian="Calibri2" style:font-size-asian="9pt" style:language-asian="en" style:country-asian="US" style:font-style-asian="italic" style:font-size-complex="9pt" style:language-complex="ar" style:country-complex="SA" style:font-style-complex="italic"/>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officeooo:paragraph-rsid="000d8de6" style:letter-kerning="false" style:font-name-asian="Calibri2" style:font-size-asian="9pt" style:language-asian="en" style:country-asian="US" style:font-size-complex="9pt" style:language-complex="ar" style:country-complex="SA"/>
    </style:style>
    <style:style style:name="P56"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officeooo:rsid="000d8de6" officeooo:paragraph-rsid="000d8de6" style:letter-kerning="false" style:font-name-asian="Calibri2" style:font-size-asian="9pt" style:language-asian="en" style:country-asian="US" style:font-size-complex="9pt" style:language-complex="ar" style:country-complex="SA"/>
    </style:style>
    <style:style style:name="P57" style:family="paragraph" style:parent-style-name="Standard">
      <style:paragraph-properties fo:margin-top="0in" fo:margin-bottom="0in" style:contextual-spacing="false" fo:line-height="100%" fo:text-align="end" style:justify-single-word="false" fo:orphans="2" fo:widows="2"/>
      <style:text-properties style:font-name="Calibri1" fo:font-size="9pt" fo:language="en" fo:country="US" officeooo:rsid="000d8de6" officeooo:paragraph-rsid="000d8de6" style:letter-kerning="false" style:font-name-asian="Calibri2" style:font-size-asian="9pt" style:language-asian="en" style:country-asian="US" style:font-size-complex="9pt" style:language-complex="ar" style:country-complex="SA"/>
    </style:style>
    <style:style style:name="P58"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9pt" fo:font-style="italic" fo:font-weight="bold" style:font-size-asian="9pt" style:font-style-asian="italic" style:font-weight-asian="bold" style:font-size-complex="9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59" style:family="paragraph" style:parent-style-name="Text_20_body_20__28_user_29_">
      <style:text-properties style:font-name="Calibri1"/>
    </style:style>
    <style:style style:name="P60" style:family="paragraph" style:parent-style-name="Standard">
      <style:paragraph-properties fo:margin-top="0in" fo:margin-bottom="0in" style:contextual-spacing="false" fo:line-height="100%" fo:orphans="0" fo:widows="0"/>
      <style:text-properties fo:color="#222222" loext:opacity="100%" style:font-name="Calibri1" fo:font-size="8pt" style:font-name-asian="Times New Roman1" style:font-size-asian="8pt" style:font-name-complex="Calibri2" style:font-size-complex="8pt"/>
    </style:style>
    <style:style style:name="P61" style:family="paragraph" style:parent-style-name="Standard">
      <style:paragraph-properties fo:margin-top="0in" fo:margin-bottom="0in" style:contextual-spacing="false" fo:line-height="100%" fo:orphans="0" fo:widows="0"/>
      <style:text-properties fo:color="#222222" loext:opacity="100%" style:font-name="Calibri1" fo:font-size="10pt" fo:font-weight="bold" style:font-name-asian="Times New Roman1" style:font-size-asian="10pt" style:font-weight-asian="bold" style:font-name-complex="Calibri2" style:font-size-complex="10pt" style:font-weight-complex="bold"/>
    </style:style>
    <style:style style:name="P62" style:family="paragraph" style:parent-style-name="Text_20_body_20__28_user_29_">
      <style:paragraph-properties fo:text-align="justify" style:justify-single-word="false"/>
      <style:text-properties officeooo:paragraph-rsid="000c493b"/>
    </style:style>
    <style:style style:name="P63" style:family="paragraph" style:parent-style-name="List_20_Paragraph" style:list-style-name="WWNum3">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4" style:family="paragraph" style:parent-style-name="List_20_Paragraph" style:list-style-name="WWNum4">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5"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6"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language="en" fo:country="US" style:letter-kerning="false" style:font-name-asian="Calibri2" style:language-asian="en" style:country-asian="US" style:language-complex="ar" style:country-complex="SA"/>
    </style:style>
    <style:style style:name="P67" style:family="paragraph" style:parent-style-name="List_20_Paragraph" style:list-style-name="WWNum7">
      <style:text-properties style:font-name="Calibri1" fo:font-size="10pt" style:font-size-asian="10pt" style:font-size-complex="8pt"/>
    </style:style>
    <style:style style:name="P68" style:family="paragraph" style:parent-style-name="List_20_Paragraph" style:list-style-name="WWNum8">
      <style:paragraph-properties fo:text-align="justify" style:justify-single-word="false"/>
      <style:text-properties style:font-name="Calibri1" fo:font-size="10pt" style:font-size-asian="10pt" style:font-size-complex="10pt"/>
    </style:style>
    <style:style style:name="P69" style:family="paragraph" style:parent-style-name="List_20_Paragraph" style:list-style-name="WWNum6">
      <style:paragraph-properties fo:margin-top="0in" fo:margin-bottom="0in" style:contextual-spacing="true" fo:line-height="100%" fo:orphans="0" fo:widows="0"/>
      <style:text-properties fo:color="#222222" loext:opacity="100%" style:font-name="Calibri1" fo:font-size="8pt" style:font-name-asian="Times New Roman1" style:font-size-asian="8pt" style:font-name-complex="Calibri2" style:font-size-complex="8pt"/>
    </style:style>
    <style:style style:name="P70" style:family="paragraph" style:parent-style-name="Standard" style:list-style-name="WWNum1">
      <style:paragraph-properties fo:margin-top="0in" fo:margin-bottom="0in" style:contextual-spacing="false" fo:text-align="justify" style:justify-single-word="false"/>
      <style:text-properties style:font-name="Calibri1"/>
    </style:style>
    <style:style style:name="P71" style:family="paragraph" style:parent-style-name="Standard" style:list-style-name="WWNum1">
      <style:paragraph-properties fo:margin-top="0in" fo:margin-bottom="0.1945in" style:contextual-spacing="false" fo:text-align="justify" style:justify-single-word="false"/>
      <style:text-properties style:font-name="Calibri1"/>
    </style:style>
    <style:style style:name="P72" style:family="paragraph" style:parent-style-name="Standard" style:list-style-name="WWNum2">
      <style:paragraph-properties fo:text-align="justify" style:justify-single-word="false"/>
      <style:text-properties style:font-name="Calibri1"/>
    </style:style>
    <style:style style:name="P73" style:family="paragraph" style:parent-style-name="Standard" style:list-style-name="WWNum2">
      <style:paragraph-properties fo:margin-top="0in" fo:margin-bottom="0.1945in" style:contextual-spacing="false" fo:text-align="justify" style:justify-single-word="false"/>
      <style:text-properties style:font-name="Calibri1"/>
    </style:style>
    <style:style style:name="P74"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Calibri1" fo:font-size="10pt" fo:font-weight="bold"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Calibri1" fo:font-size="10pt" fo:font-weight="bold" officeooo:paragraph-rsid="000af02e"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WWNum2">
      <style:text-properties style:font-name="Calibri1"/>
    </style:style>
    <style:style style:name="P77" style:family="paragraph" style:parent-style-name="Standard" style:list-style-name="WWNum2">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1">
      <loext:graphic-properties draw:fill="none"/>
      <style:paragraph-properties fo:margin-left="0.3118in" fo:margin-right="0.1252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79" style:family="paragraph" style:parent-style-name="Standard" style:list-style-name="L2">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0" style:family="paragraph" style:parent-style-name="Standard" style:list-style-name="L3">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1" style:family="paragraph" style:parent-style-name="Standard" style:list-style-name="L4">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2" style:family="paragraph" style:parent-style-name="Standard" style:list-style-name="L5">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3" style:family="paragraph">
      <loext:graphic-properties draw:fill="solid" draw:fill-color="#a0a0a0"/>
      <style:paragraph-properties fo:text-align="center"/>
    </style:style>
    <style:style style:name="T1" style:family="text">
      <style:text-properties officeooo:rsid="0006e537"/>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font-size-asian="10pt" style:font-size-complex="8pt"/>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size-asian="10pt" style:font-weight-asian="bold" style:font-size-complex="8pt"/>
    </style:style>
    <style:style style:name="T8" style:family="text">
      <style:text-properties fo:font-size="10pt" fo:font-weight="bold" style:letter-kerning="true" style:font-name-asian="Andale Sans UI" style:font-size-asian="10pt" style:language-asian="ja" style:country-asian="JP" style:font-weight-asian="bold" style:font-name-complex="Tahoma" style:font-size-complex="10pt"/>
    </style:style>
    <style:style style:name="T9"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officeooo:rsid="000d256d" style:font-size-asian="10pt" style:font-style-asian="italic" style:font-size-complex="10pt" style:font-style-complex="italic"/>
    </style:style>
    <style:style style:name="T13" style:family="text">
      <style:text-properties fo:font-size="10pt" fo:font-style="italic" officeooo:rsid="000d8de6" style:font-size-asian="10pt" style:font-style-asian="italic" style:font-size-complex="10pt" style:font-style-complex="italic"/>
    </style:style>
    <style:style style:name="T14" style:family="text">
      <style:text-properties fo:font-size="10pt" fo:font-style="italic" fo:font-weight="bold" style:font-size-asian="10pt" style:font-style-asian="italic" style:font-weight-asian="bold" style:font-size-complex="10pt" style:font-style-complex="italic" style:font-weight-complex="bold"/>
    </style:style>
    <style:style style:name="T1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font-size="10pt" style:letter-kerning="true" style:font-name-asian="Andale Sans UI" style:font-size-asian="10pt" style:language-asian="ja" style:country-asian="JP" style:font-name-complex="Tahoma" style:font-size-complex="10pt" style:font-weight-complex="bold"/>
    </style:style>
    <style:style style:name="T17" style:family="text">
      <style:text-properties fo:font-size="8pt" style:font-size-asian="8pt" style:font-size-complex="8pt"/>
    </style:style>
    <style:style style:name="T18" style:family="text">
      <style:text-properties fo:font-size="8pt" fo:font-style="italic" style:font-size-asian="8pt" style:font-style-asian="italic" style:font-size-complex="8pt" style:font-style-complex="italic"/>
    </style:style>
    <style:style style:name="T19" style:family="text">
      <style:text-properties style:font-name="Calibri1" fo:font-size="10pt" style:font-size-asian="10pt" style:font-size-complex="10pt"/>
    </style:style>
    <style:style style:name="T20" style:family="text">
      <style:text-properties style:font-name="Calibri1" fo:font-size="10pt" officeooo:rsid="000c493b" style:font-size-asian="10pt" style:font-size-complex="10pt"/>
    </style:style>
    <style:style style:name="T21" style:family="text">
      <style:text-properties officeooo:rsid="000af02e"/>
    </style:style>
    <style:style style:name="T22" style:family="text">
      <style:text-properties officeooo:rsid="000c493b"/>
    </style:style>
    <style:style style:name="T23" style:family="text">
      <style:text-properties officeooo:rsid="000d256d"/>
    </style:style>
    <style:style style:name="T24" style:family="text">
      <style:text-properties officeooo:rsid="000d8de6"/>
    </style:style>
    <style:style style:name="T25" style:family="text">
      <style:text-properties officeooo:rsid="000dd3bd"/>
    </style:style>
    <style:style style:name="T26" style:family="text">
      <style:text-properties officeooo:rsid="000ec9cf"/>
    </style:style>
    <style:style style:name="T27" style:family="text">
      <style:text-properties officeooo:rsid="00127b4a"/>
    </style:style>
    <style:style style:name="T28" style:family="text">
      <style:text-properties officeooo:rsid="00130dd4"/>
    </style:style>
    <style:style style:name="T29" style:family="text">
      <style:text-properties officeooo:rsid="00161de1"/>
    </style:style>
    <style:style style:name="T30" style:family="text">
      <style:text-properties officeooo:rsid="00166563"/>
    </style:style>
    <style:style style:name="T31" style:family="text">
      <style:text-properties officeooo:rsid="00173112"/>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5">Character Creation</text:p>
        <text:p text:style-name="P6">Before you embark onto the streets of your city, you must create your super heroic persona. To do so, follow these simple steps:</text:p>
        <text:list xml:id="list4106390920" text:style-name="WWNum1">
          <text:list-item>
            <text:p text:style-name="P70"><text:span text:style-name="T2">Generate your 7 </text:span><text:span text:style-name="T6">Primary Stats</text:span></text:p>
          </text:list-item>
          <text:list-item>
            <text:p text:style-name="P70"><text:span text:style-name="T2">Choose your </text:span><text:span text:style-name="T5">Day Job</text:span></text:p>
          </text:list-item>
          <text:list-item>
            <text:p text:style-name="P70"><text:span text:style-name="T2">Choose your starting </text:span><text:span text:style-name="T5">Power Sets</text:span></text:p>
          </text:list-item>
          <text:list-item>
            <text:p text:style-name="P70"><text:span text:style-name="T3">Decide if you will purchase a </text:span><text:span text:style-name="T5">Super Stat</text:span></text:p>
          </text:list-item>
          <text:list-item>
            <text:p text:style-name="P70"><text:span text:style-name="T3">Calculate your </text:span><text:span text:style-name="T5">Stat Bonuses</text:span></text:p>
          </text:list-item>
          <text:list-item>
            <text:p text:style-name="P70"><text:span text:style-name="T2">Choose your </text:span><text:span text:style-name="T5">Fighting Style</text:span></text:p>
          </text:list-item>
          <text:list-item>
            <text:p text:style-name="P70"><text:span text:style-name="T2">Purchase your starting </text:span><text:span text:style-name="T5">Powers</text:span></text:p>
          </text:list-item>
          <text:list-item>
            <text:p text:style-name="P71"><text:span text:style-name="T3">Calculate your </text:span><text:span text:style-name="T5">Figured Stats</text:span></text:p>
          </text:list-item>
        </text:list>
        <text:p text:style-name="P1">Primary Stats</text:p>
        <text:p text:style-name="P5"/>
        <text:p text:style-name="P62"><text:span text:style-name="T19">Characters in d12 Supers have seven Primary Statistics. </text:span><text:span text:style-name="T20">Each has a value from -5 to 20 (or higher?), with a -2 to +2 indicating your character is in the range of a normal human, and a +20 indicating cosmic-level power.</text:span></text:p>
        <text:p text:style-name="P62"><text:span text:style-name="T19">The starting value for each </text:span><text:span text:style-name="T20">stat is assigned using the following array (3, 2, 2, 1, 1, 0, -1). Stats can be modified by your day job, by purchasing super attributes, by certain powers, and by leveling up.</text:span></text:p>
        <text:p text:style-name="P8">All attributes allow for a bit of interpretation with regards to their meaning. Some characters with a high muscle stat might be big, bulky and muscular. Others might be wiry and vigorous, but the game effects will be the same.<text:bookmark text:name="muscle-m-"/></text:p>
        <text:h text:style-name="P74" text:outline-level="4">Muscle (M)</text:h>
        <text:p text:style-name="P21">Muscle <text:span text:style-name="T21">is a physical stat that </text:span>represents your character's physical strength and the ability to effectively leverage that strength. Muscle tests are used to open doors, wrestle a struggling enemy to the ground, and to withstand being knocked over by a charging foe.</text:p>
        <text:h text:style-name="P74" text:outline-level="4"><text:bookmark text:name="skill-s-"/>Skill (S)</text:h>
        <text:p text:style-name="P22">Skill <text:span text:style-name="T21">is a physical stat that </text:span>represents the agility and dexterity of your hero. Characters with a high skill statistic are good at using missile weapons and dodging blows. Skill tests are used to determine the success of tasks requiring hand-eye coordination or nimbleness.</text:p>
        <text:h text:style-name="P75" text:outline-level="4"><text:bookmark text:name="toughness-t-"/>Toughness (T)</text:h>
        <text:p text:style-name="P22">Toughness <text:span text:style-name="T21">is a physical stat that </text:span>measure<text:span text:style-name="T21">s</text:span> your character's hardiness and their ability to withstand damage and other hardships. It determines your starting hit points and how resistant you are to poisons and diseases.</text:p>
        <text:h text:style-name="P74" text:outline-level="4"><text:bookmark text:name="reflex-r-"/>Reflex (R)</text:h>
        <text:p text:style-name="P21">Reflex <text:span text:style-name="T21">is a hybrid stat that </text:span>measures the raw reaction-time of your hero and their ability to perceive danger and react to it in a timely manner. Reflex is used to determine your initiative in combat and to dodge many traps.</text:p>
        <text:h text:style-name="P74" text:outline-level="4"><text:bookmark text:name="wit-w-"/>Wit (W)</text:h>
        <text:p text:style-name="P21"><text:span text:style-name="T21">W</text:span>it <text:span text:style-name="T21">is a mental stat</text:span> measur<text:span text:style-name="T21">ing</text:span> your intelligence and your perception. If you need to answer a riddle or spot a subtle clue hidden in a room, you will make a wit test.</text:p>
        <text:h text:style-name="P74" text:outline-level="4"><text:bookmark text:name="power-p-"/>Power (P)</text:h>
        <text:p text:style-name="P21">Power <text:span text:style-name="T21">is a mental stat that </text:span>represents your force of will, your luck, and your connection with the magical aspects present in the campaign world. Characters with a high power score make the best mentalists and magicians.</text:p>
        <text:h text:style-name="P74" text:outline-level="4"><text:bookmark text:name="charisma-c-"/>Charisma (C)</text:h>
        <text:p text:style-name="P21">Charisma <text:span text:style-name="T21">is a hybrid (but mostly mental) stat measuring</text:span> your character's looks, personality, confidence and connection to the divine. Many interpersonal skills rely on charisma, as do some magical ones.</text:p>
        <text:p text:style-name="P46"><draw:rect text:anchor-type="as-char" style:rel-width="100%" draw:z-index="0" draw:name="Shape1" draw:style-name="gr1" draw:text-style-name="P83" svg:width="3.0004in" svg:height="0.0213in"><text:p/></draw:rect></text:p>
        <text:p text:style-name="P18">Character Creation Checklist</text:p>
        <text:list xml:id="list491366749" text:style-name="WWNum2">
          <text:list-item>
            <text:p text:style-name="P72"><text:span text:style-name="T2">Generate your 7 </text:span><text:span text:style-name="T6">Primary Stats</text:span></text:p>
          </text:list-item>
        </text:list>
        <text:p text:style-name="P7"><text:span text:style-name="T22">To generate your primary stats, assign each stat a value from this array (3, 2, 2, 1, 1, 0, -1)</text:span>. <text:s/>A brawler will focus on Muscle and Toughness, while a cunning detective will want Wit and Reflex.</text:p>
        <text:p text:style-name="P38"><draw:rect text:anchor-type="as-char" style:rel-width="100%" draw:z-index="1" draw:name="Shape2" draw:style-name="gr2" draw:text-style-name="P83" svg:width="3.0004in" svg:height="0.0213in"><text:p/></draw:rect></text:p>
        <text:p text:style-name="P38"><text:span text:style-name="T9">Example</text:span><text:span text:style-name="T11">: We want to make a tough melee fighter who will be able to protect his teammates and deal decent damage. So even though we have not yet settled on powers, we have an idea that we would like to focus on Muscle, Toughness, and maybe Skill.</text:span></text:p>
        <table:table table:name="Table1" table:style-name="Table1">
          <table:table-column table:style-name="Table1.A"/>
          <table:table-column table:style-name="Table1.B"/>
          <table:table-row table:style-name="Table1.1">
            <table:table-cell table:style-name="Table1.A1" office:value-type="string">
              <text:p text:style-name="P30">Muscle</text:p>
            </table:table-cell>
            <table:table-cell table:style-name="Table1.A1" office:value-type="string">
              <text:p text:style-name="P33">+3</text:p>
            </table:table-cell>
          </table:table-row>
          <table:table-row table:style-name="Table1.1">
            <table:table-cell table:style-name="Table1.A1" office:value-type="string">
              <text:p text:style-name="P30">Skill</text:p>
            </table:table-cell>
            <table:table-cell table:style-name="Table1.A1" office:value-type="string">
              <text:p text:style-name="P33">+2</text:p>
            </table:table-cell>
          </table:table-row>
          <table:table-row table:style-name="Table1.1">
            <table:table-cell table:style-name="Table1.A1" office:value-type="string">
              <text:p text:style-name="P30">Reflex</text:p>
            </table:table-cell>
            <table:table-cell table:style-name="Table1.A1" office:value-type="string">
              <text:p text:style-name="P33">+1</text:p>
            </table:table-cell>
          </table:table-row>
          <table:table-row table:style-name="Table1.1">
            <table:table-cell table:style-name="Table1.A1" office:value-type="string">
              <text:p text:style-name="P30">Toughness</text:p>
            </table:table-cell>
            <table:table-cell table:style-name="Table1.A1" office:value-type="string">
              <text:p text:style-name="P33">+2</text:p>
            </table:table-cell>
          </table:table-row>
          <text:soft-page-break/>
          <table:table-row table:style-name="Table1.1">
            <table:table-cell table:style-name="Table1.A1" office:value-type="string">
              <text:p text:style-name="P30">Wit</text:p>
            </table:table-cell>
            <table:table-cell table:style-name="Table1.A1" office:value-type="string">
              <text:p text:style-name="P33">+1</text:p>
            </table:table-cell>
          </table:table-row>
          <table:table-row table:style-name="Table1.1">
            <table:table-cell table:style-name="Table1.A1" office:value-type="string">
              <text:p text:style-name="P30">Power</text:p>
            </table:table-cell>
            <table:table-cell table:style-name="Table1.A1" office:value-type="string">
              <text:p text:style-name="P33">+0</text:p>
            </table:table-cell>
          </table:table-row>
          <table:table-row table:style-name="Table1.1">
            <table:table-cell table:style-name="Table1.A1" office:value-type="string">
              <text:p text:style-name="P30">Charisma</text:p>
            </table:table-cell>
            <table:table-cell table:style-name="Table1.A1" office:value-type="string">
              <text:p text:style-name="P31">-<text:span text:style-name="T22">1</text:span></text:p>
            </table:table-cell>
          </table:table-row>
        </table:table>
        <text:p text:style-name="P24"/>
        <text:p text:style-name="P24">Our tough fighting hero is going to be named Scott Simmons. We picture Scott as a big, earnest kid who means well, but has a tendency to put his foot in his mouth (hence his low charisma score).</text:p>
        <text:p text:style-name="P1">Day Jobs</text:p>
        <text:p text:style-name="P5"/>
        <text:p text:style-name="P6">A day job represents what you did before you became a superhero, or what you do when you are not fighting crime. You could be a billionaire playboy, a hard-boiled detective, or a struggling student.</text:p>
        <text:p text:style-name="P6">Mechanically speaking, choosing a day job will give you a couple bonuses to your stats, a set of proficiencies, and a special boon. </text:p>
        <text:p text:style-name="P6">From a role playing perspective, your day job is a crucial part of your character. Talk to your GM about your day job. Does your day job represent your “secret identity?” Perhaps your hero persona is public now, and you day job are simply the skills you learned from your long abandoned mundane life. Maybe your day job ties into another PC’s, allowing you to start the game with a bond (or maybe rivalry?) with one of your teammates. <text:s/></text:p>
        <text:p text:style-name="P51">Proficiencies and Tasks</text:p>
        <text:p text:style-name="P6">Unlike many RPGs, D12 Supers does not have a static skill list. The focus of the game is on the superhuman capabilities of your hero, and for that reason, d12 Supers abstracts mundane skills. Why pick a lock when you can just use your heat blast to melt it? Who needs stealth when you can just turn into an invisible, silent ghost?</text:p>
        <text:p text:style-name="P6">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day job comes into play.</text:p>
        <text:p text:style-name="P6">When you choose a day job, you are assumed to have all the skills that go with that job. A detective should be able to search an area for clues, question suspects, and be knowledgeable on police procedure. A newspaper reporter should be able to write and interview people. All the tasks that are important to the job are included when you pick the job – there is no need for a specific skill list.</text:p>
        <text:p text:style-name="P6">When the players are presented with a task, the GM will determine what two stats are relevant to that task, and which characters will be proficient at that task based on their day jobs. Characters that are proficient at the task at hand can roll <text:span text:style-name="T22">and then add the values of the listed stats</text:span>.</text:p>
        <text:p text:style-name="P13">If you are not proficient at the task, you may still roll but will take a penalty of -4 due to your lack of skill. The GM might choose to change this penalty, thinking that you are semi-proficient, or that the test is similar to something you are proficient with.</text:p>
        <text:p text:style-name="P6">The list of day jobs will be determined by the campaign and the world the GM is planning to run. The samples provided here will focus on a “Year Zero” style campaign, where the heroes are all high-school students by day.</text:p>
        <text:p text:style-name="P51">Sample Day Jobs – Hero High School</text:p>
        <text:p text:style-name="P10">Here are a set of sample day jobs for a campaign in which the PCs are high school students by day.</text:p>
        <table:table table:name="Table2" table:style-name="Table2">
          <table:table-column table:style-name="Table2.A"/>
          <table:table-row table:style-name="Table2.1">
            <table:table-cell table:style-name="Table2.A1" office:value-type="string">
              <text:p text:style-name="P36"><text:bookmark-start text:name="_Hlk13326225"/>Bad Kid</text:p>
            </table:table-cell>
          </table:table-row>
          <table:table-row table:style-name="Table2.1">
            <table:table-cell table:style-name="Table2.A1" office:value-type="string">
              <text:p text:style-name="P40">You spend a lot of time hanging out under the bleachers, smoking, drinking, and generally getting up to no good.</text:p>
            </table:table-cell>
          </table:table-row>
          <table:table-row table:style-name="Table2.1">
            <table:table-cell table:style-name="Table2.A1" office:value-type="string">
              <text:p text:style-name="P40">Stats</text:p>
              <text:list xml:id="list2596142557" text:style-name="WWNum3">
                <text:list-item>
                  <text:p text:style-name="P63">+1 Reflex <text:span text:style-name="T22">or Toughness</text:span></text:p>
                </text:list-item>
              </text:list>
            </table:table-cell>
          </table:table-row>
          <table:table-row table:style-name="Table2.1">
            <table:table-cell table:style-name="Table2.A1" office:value-type="string">
              <text:p text:style-name="P40">Sample Proficiencies</text:p>
              <text:list xml:id="list1533012783" text:style-name="WWNum4">
                <text:list-item>
                  <text:p text:style-name="P64">Find Quiet Spot (RW) – You know many of the out-of-the-way places in and around the school. If you need to arrange a fight, or an illicit deal, you can probably find somewhere suitable.</text:p>
                </text:list-item>
                <text:list-item>
                  <text:p text:style-name="P64">Intimidate (CT) – Your reputation as a tough kid is known throughout the school. Often, all it takes is one look from you for people to get out of your way.</text:p>
                </text:list-item>
                <text:list-item>
                  <text:p text:style-name="P64">Lie (CW) – You are good at telling and spotting lies.</text:p>
                </text:list-item>
                <text:list-item>
                  <text:p text:style-name="P64">Pick Locks (RS) – You learned this skill in juvie.</text:p>
                </text:list-item>
                <text:list-item>
                  <text:p text:style-name="P64">Shady Dealings (CT) – You know most of the other bad kids, and their business. If something is going down, you know.</text:p>
                </text:list-item>
                <text:list-item>
                  <text:p text:style-name="P64">Sneaking Around (RS) – You might be tough, but still, getting caught by the janitor when you are heading for a smoke is a drag.</text:p>
                </text:list-item>
              </text:list>
            </table:table-cell>
          </table:table-row>
          <table:table-row table:style-name="Table2.1">
            <table:table-cell table:style-name="Table2.A1" office:value-type="string">
              <text:p text:style-name="P40">Boons (Choose One)</text:p>
              <text:list xml:id="list2434975877" text:style-name="WWNum5">
                <text:list-item>
                  <text:p text:style-name="P65">Tricky – On any test where you are deceiving someone, you get a +2 to your roll. Anyone saving against a power or effect of yours that is tricking them gets a +2 to the DL of the save.</text:p>
                </text:list-item>
                <text:list-item>
                  <text:p text:style-name="P65">Tough – You start the game with an additional +3 Hit Points.</text:p>
                </text:list-item>
                <text:list-item>
                  <text:p text:style-name="P65"><text:soft-page-break/>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6"/>
        <table:table table:name="Table3" table:style-name="Table3">
          <table:table-column table:style-name="Table3.A"/>
          <table:table-row table:style-name="Table3.1">
            <table:table-cell table:style-name="Table3.A1" office:value-type="string">
              <text:p text:style-name="P36">Bookworm</text:p>
            </table:table-cell>
          </table:table-row>
          <table:table-row table:style-name="Table3.1">
            <table:table-cell table:style-name="Table3.A1" office:value-type="string">
              <text:p text:style-name="P40">You love books. You are always in the library.</text:p>
            </table:table-cell>
          </table:table-row>
          <table:table-row table:style-name="Table3.1">
            <table:table-cell table:style-name="Table3.A1" office:value-type="string">
              <text:p text:style-name="P40">Stats</text:p>
              <text:list xml:id="list112126690991808" text:continue-list="list2596142557" text:style-name="WWNum3">
                <text:list-item>
                  <text:p text:style-name="P63">+1 Power <text:span text:style-name="T22">or Wit</text:span></text:p>
                </text:list-item>
              </text:list>
            </table:table-cell>
          </table:table-row>
          <table:table-row table:style-name="Table3.1">
            <table:table-cell table:style-name="Table3.A1" office:value-type="string">
              <text:p text:style-name="P40">Sample Proficiencies</text:p>
              <text:list xml:id="list112127160283607" text:continue-list="list1533012783" text:style-name="WWNum4">
                <text:list-item>
                  <text:p text:style-name="P64">Find Quiet Spot (RW) – You know many of the out-of-the-way places in and around the school. If you need to arrange a fight, or an illicit deal, you can probably find somewhere suitable.</text:p>
                </text:list-item>
                <text:list-item>
                  <text:p text:style-name="P64">Research (RW) – You have read a ton of books and know where to find information when you need it. Searching through historical archives, government records, or old newspapers is easy for you.</text:p>
                </text:list-item>
                <text:list-item>
                  <text:p text:style-name="P64">In with Faculty (CP) – The faculty, especially the library staff know you, and are comfortable with you being around. You may be able to use this to get access to faculty-only areas, or be able to eavesdrop on teachers’ conversations.</text:p>
                </text:list-item>
                <text:list-item>
                  <text:p text:style-name="P64">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3.1">
            <table:table-cell table:style-name="Table3.A1" office:value-type="string">
              <text:p text:style-name="P40">Boons</text:p>
              <text:list xml:id="list112128029800576" text:continue-list="list2434975877" text:style-name="WWNum5">
                <text:list-item>
                  <text:p text:style-name="P65">Dabbled in the Occult – You get +1 to saves vs. Magic or Mental powers.</text:p>
                </text:list-item>
                <text:list-item>
                  <text:p text:style-name="P65">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text:span text:style-name="T27">1</text:span> to a random stat. This bonus fades when you rest.</text:p>
                </text:list-item>
                <text:list-item>
                  <text:p text:style-name="P65">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10"/>
        <table:table table:name="Table4" table:style-name="Table4">
          <table:table-column table:style-name="Table4.A"/>
          <table:table-row table:style-name="Table4.1">
            <table:table-cell table:style-name="Table4.A1" office:value-type="string">
              <text:p text:style-name="P36">Computer Geek</text:p>
            </table:table-cell>
          </table:table-row>
          <table:table-row table:style-name="Table4.1">
            <table:table-cell table:style-name="Table4.A1" office:value-type="string">
              <text:p text:style-name="P40">You spend hours and hours in front of your computer…</text:p>
            </table:table-cell>
          </table:table-row>
          <table:table-row table:style-name="Table4.1">
            <table:table-cell table:style-name="Table4.A1" office:value-type="string">
              <text:p text:style-name="P40">Stats</text:p>
              <text:list xml:id="list112127058439925" text:continue-list="list112126690991808" text:style-name="WWNum3">
                <text:list-item>
                  <text:p text:style-name="P63">+1 Reflex <text:span text:style-name="T22">or Wit</text:span></text:p>
                </text:list-item>
              </text:list>
            </table:table-cell>
          </table:table-row>
          <table:table-row table:style-name="Table4.1">
            <table:table-cell table:style-name="Table4.A1" office:value-type="string">
              <text:p text:style-name="P40">Sample Proficiencies</text:p>
              <text:list xml:id="list112126704311776" text:continue-list="list112127160283607" text:style-name="WWNum4">
                <text:list-item>
                  <text:p text:style-name="P64">Electronics (RW) – You have knowledge of electronic systems and can create/repair circuits.</text:p>
                </text:list-item>
                <text:list-item>
                  <text:p text:style-name="P64">Find Information (CW) – Your knowledge of the internet gives you the ability to answer many questions with a few simple searches, and email inquiries.</text:p>
                </text:list-item>
                <text:list-item>
                  <text:p text:style-name="P64">Hack (RW) – You have access to scripts and techniques that can give you access to systems for which you have no permission.</text:p>
                </text:list-item>
                <text:list-item>
                  <text:p text:style-name="P64">Program (RW) – You can write programs on your computer to automate tasks.</text:p>
                </text:list-item>
              </text:list>
            </table:table-cell>
          </table:table-row>
          <table:table-row table:style-name="Table4.1">
            <table:table-cell table:style-name="Table4.A1" office:value-type="string">
              <text:p text:style-name="P40">Boons</text:p>
              <text:list xml:id="list112127728922638" text:continue-list="list112128029800576" text:style-name="WWNum5">
                <text:list-item>
                  <text:p text:style-name="P65">Dumpster Diver – You have a near-limitless supply of computer and electronic parts which you scavenge from the dumpsters outside of the school and some local shops. You somehow use these parts to create state of the art computers and electronics.</text:p>
                </text:list-item>
                <text:list-item>
                  <text:p text:style-name="P65">Robot Buddy – You have a programmable robot assistant who travels with you. The assistant is a non-combatant, but can help carry things, answer questions, make coffee, etc.</text:p>
                </text:list-item>
              </text:list>
            </table:table-cell>
          </table:table-row>
        </table:table>
        <text:p text:style-name="P10"/>
        <table:table table:name="Table5" table:style-name="Table5">
          <table:table-column table:style-name="Table5.A"/>
          <table:table-row table:style-name="Table5.1">
            <table:table-cell table:style-name="Table5.A1" office:value-type="string">
              <text:p text:style-name="P36">Gamer</text:p>
            </table:table-cell>
          </table:table-row>
          <table:table-row table:style-name="Table5.1">
            <table:table-cell table:style-name="Table5.A1" office:value-type="string">
              <text:p text:style-name="P40">You love games of all types</text:p>
            </table:table-cell>
          </table:table-row>
          <table:table-row table:style-name="Table5.1">
            <table:table-cell table:style-name="Table5.A1" office:value-type="string">
              <text:p text:style-name="P40">Stats</text:p>
              <text:list xml:id="list112127275832184" text:continue-list="list112127058439925" text:style-name="WWNum3">
                <text:list-item>
                  <text:p text:style-name="P63">+1 Reflex <text:span text:style-name="T22">or Skill</text:span></text:p>
                </text:list-item>
              </text:list>
            </table:table-cell>
          </table:table-row>
          <table:table-row table:style-name="Table5.1">
            <table:table-cell table:style-name="Table5.A1" office:value-type="string">
              <text:p text:style-name="P40">Sample Proficiencies</text:p>
              <text:list xml:id="list112127589479594" text:continue-list="list112126704311776" text:style-name="WWNum4">
                <text:list-item>
                  <text:p text:style-name="P64">Feats of Skill (RS) – Years of video games have honed your reflexes and fine motor skills.</text:p>
                </text:list-item>
                <text:list-item>
                  <text:p text:style-name="P64">Logic and Puzzles (RW) – Over your years of gaming, you have encountered numerous logic puzzles and you have solved all of them.</text:p>
                </text:list-item>
                <text:list-item>
                  <text:p text:style-name="P64">Play Games (RS) – You are a master of all types of games.</text:p>
                </text:list-item>
                <text:list-item>
                  <text:p text:style-name="P64">Pop Culture (RW) – Your knowledge of pop culture and memes is unmatched.</text:p>
                </text:list-item>
                <text:list-item>
                  <text:p text:style-name="P64">Up Too Late (PT) – Regular late nights allow you to function normally, even when fatigued.</text:p>
                </text:list-item>
              </text:list>
            </table:table-cell>
          </table:table-row>
          <table:table-row table:style-name="Table5.1">
            <table:table-cell table:style-name="Table5.A1" office:value-type="string">
              <text:p text:style-name="P40">Boons</text:p>
              <text:list xml:id="list112127845035427" text:continue-list="list112127728922638" text:style-name="WWNum5">
                <text:list-item>
                  <text:p text:style-name="P66"><text:span text:style-name="T17">Energy Drinks – Once per night, you can regenerate an energy, but you are </text:span><text:span text:style-name="T18">Blurry</text:span><text:span text:style-name="T17"> for the rest of that battle.</text:span></text:p>
                </text:list-item>
                <text:list-item>
                  <text:p text:style-name="P65">Tactics – At the beginning of a fight, you gain a tactics point that can be used by anyone on your team.</text:p>
                </text:list-item>
              </text:list>
            </table:table-cell>
          </table:table-row>
        </table:table>
        <text:p text:style-name="P10"/>
        <table:table table:name="Table6" table:style-name="Table6">
          <table:table-column table:style-name="Table6.A"/>
          <table:table-row table:style-name="Table6.1">
            <table:table-cell table:style-name="Table6.A1" office:value-type="string">
              <text:p text:style-name="P36">Goth</text:p>
            </table:table-cell>
          </table:table-row>
          <table:table-row table:style-name="Table6.1">
            <table:table-cell table:style-name="Table6.A1" office:value-type="string">
              <text:p text:style-name="P40">Look at all these normie sheep wasting their time engaging in the banal social rituals of high school. Put on another Cure album and pass the eye liner.</text:p>
            </table:table-cell>
          </table:table-row>
          <table:table-row table:style-name="Table6.1">
            <table:table-cell table:style-name="Table6.A1" office:value-type="string">
              <text:p text:style-name="P40">Stats</text:p>
              <text:list xml:id="list112127990044351" text:continue-list="list112127275832184" text:style-name="WWNum3">
                <text:list-item>
                  <text:p text:style-name="P63">+1 Power <text:span text:style-name="T22">or Reflex</text:span></text:p>
                </text:list-item>
              </text:list>
            </table:table-cell>
          </table:table-row>
          <table:table-row table:style-name="Table6.1">
            <table:table-cell table:style-name="Table6.A1" office:value-type="string">
              <text:p text:style-name="P40">Sample Proficiencies</text:p>
              <text:list xml:id="list112126822862181" text:continue-list="list112127589479594" text:style-name="WWNum4">
                <text:list-item>
                  <text:p text:style-name="P64">Artistic Flair (CR) – Though your tastes lean dark, you have a talent for poetry and art.</text:p>
                </text:list-item>
                <text:list-item>
                  <text:p text:style-name="P64">Get Ignored (PW) – Your aura of disdain and disinterest makes people want to avoid you which can be great if you have something to discuss in secret.</text:p>
                </text:list-item>
                <text:list-item>
                  <text:p text:style-name="P64">Sarcastic Remark (RW) – You can respond to any social situation with cutting sarcasm which often shuts down an argument.</text:p>
                </text:list-item>
              </text:list>
            </table:table-cell>
          </table:table-row>
          <table:table-row table:style-name="Table6.1">
            <table:table-cell table:style-name="Table6.A1" office:value-type="string">
              <text:p text:style-name="P40">Boons</text:p>
              <text:list xml:id="list112126052768595" text:continue-list="list112127845035427" text:style-name="WWNum5">
                <text:list-item>
                  <text:p text:style-name="P65">Lone Wolf – You get Armor 2/2/0 and +1 to all rolls when you are acting alone.</text:p>
                </text:list-item>
                <text:list-item>
                  <text:p text:style-name="P65">Night Owl – You get a +1 to all rolls when acting at night, you are proficient at sneaking and get an additional +2 to sneaking checks.</text:p>
                </text:list-item>
                <text:list-item>
                  <text:p text:style-name="P65">Wake Up Sheeple – You get Armor 0/0/1 and a +1 to all saves.</text:p>
                </text:list-item>
              </text:list>
            </table:table-cell>
          </table:table-row>
        </table:table>
        <text:p text:style-name="P10"/>
        <table:table table:name="Table7" table:style-name="Table7">
          <table:table-column table:style-name="Table7.A"/>
          <table:table-row table:style-name="Table7.1">
            <table:table-cell table:style-name="Table7.A1" office:value-type="string">
              <text:p text:style-name="P36">Jock</text:p>
            </table:table-cell>
          </table:table-row>
          <table:table-row table:style-name="Table7.1">
            <table:table-cell table:style-name="Table7.A1" office:value-type="string">
              <text:p text:style-name="P40">You are a superb athlete and spend much of your free time practicing and training.</text:p>
            </table:table-cell>
          </table:table-row>
          <table:table-row table:style-name="Table7.1">
            <table:table-cell table:style-name="Table7.A1" office:value-type="string">
              <text:p text:style-name="P40">Stats</text:p>
              <text:list xml:id="list112126217743774" text:continue-list="list112127990044351" text:style-name="WWNum3">
                <text:list-item>
                  <text:p text:style-name="P63">+1 Muscle, <text:span text:style-name="T22">Skill or Toughness</text:span></text:p>
                </text:list-item>
              </text:list>
            </table:table-cell>
          </table:table-row>
          <table:table-row table:style-name="Table7.1">
            <table:table-cell table:style-name="Table7.A1" office:value-type="string">
              <text:p text:style-name="P40">Sample Proficiencies</text:p>
              <text:list xml:id="list112126505641204" text:continue-list="list112126822862181" text:style-name="WWNum4">
                <text:list-item>
                  <text:p text:style-name="P64"><text:soft-page-break/>Athlete (MT) or (ST) – You are good at sports… hitting balls, tackling people, etc.</text:p>
                </text:list-item>
                <text:list-item>
                  <text:p text:style-name="P64">Coach’s Favorite (CM) – Coach gives you a lot of leeway, and you can usually count on him to get you a hall pass.</text:p>
                </text:list-item>
                <text:list-item>
                  <text:p text:style-name="P64">Feat of Skill (ST) – You are quick and skillful. Feats of leaping and balancing are easy for you.</text:p>
                </text:list-item>
                <text:list-item>
                  <text:p text:style-name="P64">Feat of Strength (MT) – You are strong and powerful. If something needs to be lifted or pushed, you are the one to call.</text:p>
                </text:list-item>
              </text:list>
            </table:table-cell>
          </table:table-row>
          <table:table-row table:style-name="Table7.1">
            <table:table-cell table:style-name="Table7.A1" office:value-type="string">
              <text:p text:style-name="P40">Boons</text:p>
              <text:list xml:id="list112126310506650" text:continue-list="list112126052768595" text:style-name="WWNum5">
                <text:list-item>
                  <text:p text:style-name="P65">Endurance – Your rigorous training gives you +1 Energy.</text:p>
                </text:list-item>
                <text:list-item>
                  <text:p text:style-name="P65">Gymnast – Your acrobatic skills and flexibility assist you in battle. You have Resist Prone(1) and get Move 2.</text:p>
                </text:list-item>
                <text:list-item>
                  <text:p text:style-name="P65">Tough – You start the game with +3 Hit Points.</text:p>
                </text:list-item>
              </text:list>
            </table:table-cell>
          </table:table-row>
        </table:table>
        <text:p text:style-name="P10"/>
        <table:table table:name="Table8" table:style-name="Table8">
          <table:table-column table:style-name="Table8.A"/>
          <table:table-row table:style-name="Table8.1">
            <table:table-cell table:style-name="Table8.A1" office:value-type="string">
              <text:p text:style-name="P36">Popular Guy/Girl</text:p>
            </table:table-cell>
          </table:table-row>
          <table:table-row table:style-name="Table8.1">
            <table:table-cell table:style-name="Table8.A1" office:value-type="string">
              <text:p text:style-name="P40">You are part of the “in” crowd at school. You are charismatic, confident, and liked by students and teachers alike. You have access to the best parties, the best gossip, and the best table at lunch.</text:p>
            </table:table-cell>
          </table:table-row>
          <table:table-row table:style-name="Table8.1">
            <table:table-cell table:style-name="Table8.A1" office:value-type="string">
              <text:p text:style-name="P40">Stats</text:p>
              <text:list xml:id="list112127554592437" text:continue-list="list112126217743774" text:style-name="WWNum3">
                <text:list-item>
                  <text:p text:style-name="P63">+1 Charism<text:span text:style-name="T22">a or Power</text:span></text:p>
                </text:list-item>
              </text:list>
            </table:table-cell>
          </table:table-row>
          <table:table-row table:style-name="Table8.1">
            <table:table-cell table:style-name="Table8.A1" office:value-type="string">
              <text:p text:style-name="P40">Sample Proficiencies</text:p>
              <text:list xml:id="list112126257588786" text:continue-list="list112126505641204" text:style-name="WWNum4">
                <text:list-item>
                  <text:p text:style-name="P64">Gossip (CW) – It is amazing how much gossip can be exchanged in the five minutes between classes.</text:p>
                </text:list-item>
                <text:list-item>
                  <text:p text:style-name="P64">Privilege (CP) – You use your status to skip lines, and get access to places you probably shouldn’t be allowed to go. </text:p>
                </text:list-item>
                <text:list-item>
                  <text:p text:style-name="P64">Secure Invite (CP) – With a few directed inquiries, you can score an invite to any party going down at the school.</text:p>
                </text:list-item>
                <text:list-item>
                  <text:p text:style-name="P64">Skip Class (CP) – You are well-known as a “good kid” and so no one questions your excuses for missing class.</text:p>
                </text:list-item>
                <text:list-item>
                  <text:p text:style-name="P64">Social Media (CW) – You are a master at getting likes, swipes, clicks and followers.</text:p>
                </text:list-item>
                <text:list-item>
                  <text:p text:style-name="P64">Win Election (CW) – Head Cheerleader? Class Representative? Student Council President? No problem.</text:p>
                </text:list-item>
              </text:list>
            </table:table-cell>
          </table:table-row>
          <table:table-row table:style-name="Table8.1">
            <table:table-cell table:style-name="Table8.A1" office:value-type="string">
              <text:p text:style-name="P40">Boons</text:p>
              <text:list xml:id="list112126564719118" text:continue-list="list112126310506650" text:style-name="WWNum5">
                <text:list-item>
                  <text:p text:style-name="P65">Crowd Favorite – <text:span text:style-name="T1">If there are 3 or more people watching you during a fight, you get a one use 2d6 self heal as a free action.</text:span></text:p>
                </text:list-item>
                <text:list-item>
                  <text:p text:style-name="P65">Social Butterfly – You get +2 to all social checks.</text:p>
                </text:list-item>
                <text:list-item>
                  <text:p text:style-name="P65">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10"/>
        <table:table table:name="Table9" table:style-name="Table9">
          <table:table-column table:style-name="Table9.A"/>
          <table:table-row table:style-name="Table9.1">
            <table:table-cell table:style-name="Table9.A1" office:value-type="string">
              <text:p text:style-name="P61">Redneck</text:p>
            </table:table-cell>
          </table:table-row>
          <table:table-row table:style-name="Table9.1">
            <table:table-cell table:style-name="Table9.A1" office:value-type="string">
              <text:p text:style-name="P60">You grew up on a farm, in country or in the woods, with lots of time for fishing, hunting and four-wheeling in the mud.</text:p>
            </table:table-cell>
          </table:table-row>
          <table:table-row table:style-name="Table9.1">
            <table:table-cell table:style-name="Table9.A1" office:value-type="string">
              <text:p text:style-name="P60">Stats</text:p>
              <text:list text:style-name="L1">
                <text:list-item>
                  <text:p text:style-name="P78">+1 Skill <text:span text:style-name="T22">or </text:span>Toughness</text:p>
                </text:list-item>
              </text:list>
            </table:table-cell>
          </table:table-row>
          <table:table-row table:style-name="Table9.1">
            <table:table-cell table:style-name="Table9.A1" office:value-type="string">
              <text:p text:style-name="P60">Sample Proficiencies</text:p>
              <text:list text:style-name="L2">
                <text:list-item>
                  <text:p text:style-name="P79">Hunting (RS) – You’ve been hunting with your pops since you were old enough to hold a bow.</text:p>
                </text:list-item>
                <text:list-item>
                  <text:p text:style-name="P79">Fishing (RS) – Similar to hunting, you’ve been known to catch the biggest fish around.</text:p>
                </text:list-item>
                <text:list-item>
                  <text:p text:style-name="P79">Driving (RS) – You’ve been behind the wheel of a truck, or ATV, since age 10; it’s second nature at this point.</text:p>
                </text:list-item>
                <text:list-item>
                  <text:p text:style-name="P79">Animal Care (SW) Whether you’ve been with farm animals, or just out in the wild, you’ve learned how animals behave</text:p>
                </text:list-item>
                <text:list-item>
                  <text:p text:style-name="P79">Consume Alcohol (TP) – “Have you ever had bathtub moonshine?”</text:p>
                </text:list-item>
              </text:list>
            </table:table-cell>
          </table:table-row>
          <table:table-row table:style-name="Table9.1">
            <table:table-cell table:style-name="Table9.A1" office:value-type="string">
              <text:p text:style-name="P60">Boons</text:p>
              <text:list text:style-name="L3">
                <text:list-item>
                  <text:p text:style-name="P80">Backwoods Weapon – You get one free 20pt non-signature attack adder/weapon skill, which can change if you are able to get back to your stash</text:p>
                </text:list-item>
                <text:list-item>
                  <text:p text:style-name="P80">Tough – You start the game with +3 Hit Points.</text:p>
                </text:list-item>
              </text:list>
            </table:table-cell>
          </table:table-row>
        </table:table>
        <text:p text:style-name="P10"/>
        <table:table table:name="Table10" table:style-name="Table10">
          <table:table-column table:style-name="Table10.A"/>
          <table:table-row table:style-name="Table10.1">
            <table:table-cell table:style-name="Table10.A1" office:value-type="string">
              <text:p text:style-name="P36">Rich Kid</text:p>
            </table:table-cell>
          </table:table-row>
          <table:table-row table:style-name="Table10.1">
            <table:table-cell table:style-name="Table10.A1" office:value-type="string">
              <text:p text:style-name="P40">Your parents have money. Lots of money. </text:p>
            </table:table-cell>
          </table:table-row>
          <table:table-row table:style-name="Table10.1">
            <table:table-cell table:style-name="Table10.A1" office:value-type="string">
              <text:p text:style-name="P40">Stats</text:p>
              <text:list xml:id="list112126610862334" text:continue-list="list112127554592437" text:style-name="WWNum3">
                <text:list-item>
                  <text:p text:style-name="P63">+1 to any sta<text:span text:style-name="T22">t</text:span> – Your parents have paid for the best tutors.</text:p>
                </text:list-item>
              </text:list>
            </table:table-cell>
          </table:table-row>
          <table:table-row table:style-name="Table10.1">
            <table:table-cell table:style-name="Table10.A1" office:value-type="string">
              <text:p text:style-name="P40">Sample Proficiencies</text:p>
              <text:list xml:id="list112127222331989" text:continue-list="list112126257588786" text:style-name="WWNum4">
                <text:list-item>
                  <text:p text:style-name="P64">Avoid Consequences (CW) – Your money and privilege will get you out of tons of minor legal troubles. </text:p>
                </text:list-item>
                <text:list-item>
                  <text:p text:style-name="P64">Financial (RW) – You can manage money. You know how to work stocks, bonds, and real estate.</text:p>
                </text:list-item>
              </text:list>
            </table:table-cell>
          </table:table-row>
          <table:table-row table:style-name="Table10.1">
            <table:table-cell table:style-name="Table10.A1" office:value-type="string">
              <text:p text:style-name="P40">Boons</text:p>
              <text:list xml:id="list112126787957023" text:continue-list="list112126564719118" text:style-name="WWNum5">
                <text:list-item>
                  <text:p text:style-name="P65">Allowance – You can pretty much buy anything you need, and then maybe a little more. You have enough funds to buy any mundane items and gear you want.</text:p>
                </text:list-item>
                <text:list-item>
                  <text:p text:style-name="P65">Friends in High Places – Someone powerful owes your family favors. If you get into trouble, you may be able to call those favors in.</text:p>
                </text:list-item>
                <text:list-item>
                  <text:p text:style-name="P65">Servant – You came to school with your very own butler/maid.</text:p>
                </text:list-item>
              </text:list>
            </table:table-cell>
          </table:table-row>
        </table:table>
        <text:p text:style-name="P10"/>
        <table:table table:name="Table11" table:style-name="Table11">
          <table:table-column table:style-name="Table11.A"/>
          <table:table-row table:style-name="Table11.1">
            <table:table-cell table:style-name="Table11.A1" office:value-type="string">
              <text:p text:style-name="P36">Science Club Nerd</text:p>
            </table:table-cell>
          </table:table-row>
          <table:table-row table:style-name="Table11.1">
            <table:table-cell table:style-name="Table11.A1" office:value-type="string">
              <text:p text:style-name="P40">You are fascinated by science and spend almost all your free time in the labs at school.</text:p>
            </table:table-cell>
          </table:table-row>
          <table:table-row table:style-name="Table11.1">
            <table:table-cell table:style-name="Table11.A1" office:value-type="string">
              <text:p text:style-name="P40">Stats</text:p>
              <text:list xml:id="list112127646163559" text:continue-list="list112126610862334" text:style-name="WWNum3">
                <text:list-item>
                  <text:p text:style-name="P63">+1 Reflex <text:span text:style-name="T22">or Wit</text:span></text:p>
                </text:list-item>
              </text:list>
            </table:table-cell>
          </table:table-row>
          <table:table-row table:style-name="Table11.1">
            <table:table-cell table:style-name="Table11.A1" office:value-type="string">
              <text:p text:style-name="P40">Sample Proficiencies</text:p>
              <text:list xml:id="list112127903788490" text:continue-list="list112127222331989" text:style-name="WWNum4">
                <text:list-item>
                  <text:p text:style-name="P64">Access Lab &amp; Supplies (CR) – You can talk to your teachers and convince them to give you access to the lab and storage rooms.</text:p>
                </text:list-item>
                <text:list-item>
                  <text:p text:style-name="P64">Investigate (RW) – You have an eye for detail. </text:p>
                </text:list-item>
                <text:list-item>
                  <text:p text:style-name="P64">Logic &amp; Puzzles (RW) -- </text:p>
                </text:list-item>
                <text:list-item>
                  <text:p text:style-name="P64">Perform Experiments (RW) – You can perform scientific experiments.</text:p>
                </text:list-item>
                <text:list-item>
                  <text:p text:style-name="P64">Synthesis (RW) – You can synthesize chemical compounds with the proper lab equipment.</text:p>
                </text:list-item>
              </text:list>
            </table:table-cell>
          </table:table-row>
          <table:table-row table:style-name="Table11.1">
            <table:table-cell table:style-name="Table11.A1" office:value-type="string">
              <text:p text:style-name="P40">Boons</text:p>
              <text:list xml:id="list112126965243589" text:continue-list="list112126787957023" text:style-name="WWNum5">
                <text:list-item>
                  <text:p text:style-name="P65">Healer – You can spend a combat round adjacent to an ally to heal them 1d4 hit points.</text:p>
                </text:list-item>
                <text:list-item>
                  <text:p text:style-name="P65">Pharmacist – You can spend time in the lab to create up to three doses of buffs (+2 to a stat).</text:p>
                </text:list-item>
                <text:list-item>
                  <text:p text:style-name="P65">Smelling Salts – You can spend a combat round adjacent to an ally to allow them to make an immediate saving throw to overcome a status they are suffering.</text:p>
                </text:list-item>
              </text:list>
            </table:table-cell>
          </table:table-row>
        </table:table>
        <text:p text:style-name="P42"/>
        <table:table table:name="Table12" table:style-name="Table12">
          <table:table-column table:style-name="Table12.A"/>
          <table:table-row table:style-name="Table12.1">
            <table:table-cell table:style-name="Table12.A1" office:value-type="string">
              <text:p text:style-name="P36">Stoner</text:p>
            </table:table-cell>
          </table:table-row>
          <table:table-row table:style-name="Table12.1">
            <table:table-cell table:style-name="Table12.A1" office:value-type="string">
              <text:p text:style-name="P40">You are fascinated with probing the depths of human consciousness… mostly by altering it using whatever means you can find. If it can be drunk, smoked, or popped, you have likely tried it. Oh, and Doritos… lots of Doritos.</text:p>
            </table:table-cell>
          </table:table-row>
          <table:table-row table:style-name="Table12.1">
            <table:table-cell table:style-name="Table12.A1" office:value-type="string">
              <text:p text:style-name="P40">Stats</text:p>
              <text:list xml:id="list112127600805188" text:continue-list="list112127646163559" text:style-name="WWNum3">
                <text:list-item>
                  <text:p text:style-name="P63">+1 Charisma <text:span text:style-name="T22">or </text:span>Toughness</text:p>
                </text:list-item>
              </text:list>
            </table:table-cell>
          </table:table-row>
          <table:table-row table:style-name="Table12.1">
            <table:table-cell table:style-name="Table12.A1" office:value-type="string">
              <text:p text:style-name="P40">Sample Proficiencies</text:p>
              <text:list xml:id="list112126957381525" text:continue-list="list112127903788490" text:style-name="WWNum4">
                <text:list-item>
                  <text:p text:style-name="P64">Avoid Authority (RW) – You seem to know when the <text:soft-page-break/>administration is going to do a random locker check.</text:p>
                </text:list-item>
                <text:list-item>
                  <text:p text:style-name="P64">Party Hard (CT) – You get invited to all the good parties, party hard for hours, and no one notices any ill-effects the next day.</text:p>
                </text:list-item>
                <text:list-item>
                  <text:p text:style-name="P64">Score Weed (CW) – Your knowledge of the dealers and stoners in the school means you are never far from your next score.</text:p>
                </text:list-item>
              </text:list>
            </table:table-cell>
          </table:table-row>
          <table:table-row table:style-name="Table12.1">
            <table:table-cell table:style-name="Table12.A1" office:value-type="string">
              <text:p text:style-name="P40">Boons</text:p>
              <text:list xml:id="list112127810443291" text:continue-list="list112126965243589" text:style-name="WWNum5">
                <text:list-item>
                  <text:p text:style-name="P65">On(to) Something – Once per game session, you can spend one energy and ask the GM a question about your current situation.</text:p>
                </text:list-item>
                <text:list-item>
                  <text:p text:style-name="P65">Pain Killer – Spend one energy and you can ignore one level of penalty for the remainder of the battle.</text:p>
                </text:list-item>
                <text:list-item>
                  <text:p text:style-name="P65">Well Preserved – Resist Chemicals/Poison(1).</text:p>
                </text:list-item>
              </text:list>
            </table:table-cell>
          </table:table-row>
        </table:table>
        <text:p text:style-name="P42"/>
        <table:table table:name="Table13" table:style-name="Table13">
          <table:table-column table:style-name="Table13.A"/>
          <table:table-row table:style-name="Table13.1">
            <table:table-cell table:style-name="Table13.A1" office:value-type="string">
              <text:p text:style-name="P61">Theater Kid</text:p>
            </table:table-cell>
          </table:table-row>
          <table:table-row table:style-name="Table13.1">
            <table:table-cell table:style-name="Table13.A1" office:value-type="string">
              <text:p text:style-name="P60">You’re a born performer, you live for the stage and everything surrounding it.</text:p>
            </table:table-cell>
          </table:table-row>
          <table:table-row table:style-name="Table13.1">
            <table:table-cell table:style-name="Table13.A1" office:value-type="string">
              <text:p text:style-name="P60">Stats</text:p>
              <text:list text:style-name="L4">
                <text:list-item>
                  <text:p text:style-name="P81">+1 Wit <text:span text:style-name="T22">or</text:span> Charisma</text:p>
                </text:list-item>
              </text:list>
            </table:table-cell>
          </table:table-row>
          <table:table-row table:style-name="Table13.1">
            <table:table-cell table:style-name="Table13.A1" office:value-type="string">
              <text:p text:style-name="P60">Sample Proficiencies</text:p>
              <text:list text:style-name="L5">
                <text:list-item>
                  <text:p text:style-name="P82">Improvise (CW) – You have an affinity for improvising a performance out of any sort of situation</text:p>
                </text:list-item>
                <text:list-item>
                  <text:p text:style-name="P82">Perform (CW) – The whole world is a stage, and you, it’s star.</text:p>
                </text:list-item>
                <text:list-item>
                  <text:p text:style-name="P82">Lie (CW) – You are good at telling and spotting lies.</text:p>
                </text:list-item>
                <text:list-item>
                  <text:p text:style-name="P82">Crafty (RS) – You’ve had experience in on all sides of theater, with a basic knowledge of electrics, painting, sets, and prop construction.</text:p>
                </text:list-item>
              </text:list>
            </table:table-cell>
          </table:table-row>
          <table:table-row table:style-name="Table13.1">
            <table:table-cell table:style-name="Table13.A1" office:value-type="string">
              <text:p text:style-name="P60">Boons</text:p>
              <text:list text:style-name="WWNum6">
                <text:list-item>
                  <text:p text:style-name="P69">Big Personality – You get +2 to all Mental Saves against powers that make you act against your will.</text:p>
                </text:list-item>
                <text:list-item>
                  <text:p text:style-name="P69">Quick Change – If you are out of sight of everyone, you’re able to change outfits as a free action.</text:p>
                </text:list-item>
                <text:list-item>
                  <text:p text:style-name="P69">Star Material -- +1 Charisma, +1 to all rolls when you have three or more spectators.</text:p>
                </text:list-item>
              </text:list>
            </table:table-cell>
          </table:table-row>
        </table:table>
        <text:p text:style-name="P10"/>
        <text:p text:style-name="P48"><draw:rect text:anchor-type="as-char" style:rel-width="100%" draw:z-index="2" draw:name="Shape3" draw:style-name="gr2" draw:text-style-name="P83" svg:width="3.0004in" svg:height="0.0213in"><text:p/></draw:rect></text:p>
        <text:p text:style-name="P19">Character Creation Checklist</text:p>
        <text:list xml:id="list112127866402458" text:continue-list="list491366749" text:style-name="WWNum2">
          <text:list-item>
            <text:p text:style-name="P76"><text:span text:style-name="T2">Choose your </text:span><text:span text:style-name="T5">Day Job</text:span></text:p>
          </text:list-item>
        </text:list>
        <text:p text:style-name="P48"><text:span text:style-name="T2">Choose your day job. Each day job has two small stat bonuses, and a list of sample proficiencies. Record those on your character sheet. Finally, choose </text:span><text:span text:style-name="T6">one</text:span><text:span text:style-name="T2"> of the listed boons and record that on your sheet.</text:span></text:p>
        <text:p text:style-name="P48"><draw:rect text:anchor-type="as-char" style:rel-width="100%" draw:z-index="3" draw:name="Shape4" draw:style-name="gr2" draw:text-style-name="P83" svg:width="3.0004in" svg:height="0.0213in"><text:p/></draw:rect></text:p>
        <text:p text:style-name="P38"><text:span text:style-name="T9">Example</text:span><text:span text:style-name="T11">: For Scott’s day job, we choose Jock, since not only does it have stat buffs we want, it also makes sense for our character concept.</text:span></text:p>
        <text:p text:style-name="P24">Since there Jock has a choice <text:span text:style-name="T28">to increase either Muscle or Toughness</text:span>, we will choose +1 Muscle. That makes our new stat block look like this:</text:p>
        <table:table table:name="Table14" table:style-name="Table14">
          <table:table-column table:style-name="Table14.A"/>
          <table:table-column table:style-name="Table14.B"/>
          <table:table-row table:style-name="Table14.1">
            <table:table-cell table:style-name="Table14.A1" office:value-type="string">
              <text:p text:style-name="P32">Muscle</text:p>
            </table:table-cell>
            <table:table-cell table:style-name="Table14.A1" office:value-type="string">
              <text:p text:style-name="P34">+4</text:p>
            </table:table-cell>
          </table:table-row>
          <table:table-row table:style-name="Table14.1">
            <table:table-cell table:style-name="Table14.A1" office:value-type="string">
              <text:p text:style-name="P32">Skill</text:p>
            </table:table-cell>
            <table:table-cell table:style-name="Table14.A1" office:value-type="string">
              <text:p text:style-name="P34">+2</text:p>
            </table:table-cell>
          </table:table-row>
          <table:table-row table:style-name="Table14.1">
            <table:table-cell table:style-name="Table14.A1" office:value-type="string">
              <text:p text:style-name="P32">Reflex</text:p>
            </table:table-cell>
            <table:table-cell table:style-name="Table14.A1" office:value-type="string">
              <text:p text:style-name="P34">+1</text:p>
            </table:table-cell>
          </table:table-row>
          <table:table-row table:style-name="Table14.1">
            <table:table-cell table:style-name="Table14.A1" office:value-type="string">
              <text:p text:style-name="P32">Toughness</text:p>
            </table:table-cell>
            <table:table-cell table:style-name="Table14.A1" office:value-type="string">
              <text:p text:style-name="P34">+2</text:p>
            </table:table-cell>
          </table:table-row>
          <table:table-row table:style-name="Table14.1">
            <table:table-cell table:style-name="Table14.A1" office:value-type="string">
              <text:p text:style-name="P32">Wit</text:p>
            </table:table-cell>
            <table:table-cell table:style-name="Table14.A1" office:value-type="string">
              <text:p text:style-name="P34">+1</text:p>
            </table:table-cell>
          </table:table-row>
          <table:table-row table:style-name="Table14.1">
            <table:table-cell table:style-name="Table14.A1" office:value-type="string">
              <text:p text:style-name="P32">Power</text:p>
            </table:table-cell>
            <table:table-cell table:style-name="Table14.A1" office:value-type="string">
              <text:p text:style-name="P34">+0</text:p>
            </table:table-cell>
          </table:table-row>
          <table:table-row table:style-name="Table14.1">
            <table:table-cell table:style-name="Table14.A1" office:value-type="string">
              <text:p text:style-name="P32">Charisma</text:p>
            </table:table-cell>
            <table:table-cell table:style-name="Table14.A1" office:value-type="string">
              <text:p text:style-name="P32">-<text:span text:style-name="T22">1</text:span></text:p>
            </table:table-cell>
          </table:table-row>
        </table:table>
        <text:p text:style-name="P24"/>
        <text:p text:style-name="P24">We will jot down our proficiencies, and for our boon, we will take Endurance to get the +1 Energy. (We’ll see how energy is important once we get into the combat rules.)</text:p>
        <text:p text:style-name="P48"><draw:rect text:anchor-type="as-char" style:rel-width="100%" draw:z-index="4" draw:name="Shape5" draw:style-name="gr2" draw:text-style-name="P83" svg:width="3.0004in" svg:height="0.0213in"><text:p/></draw:rect></text:p>
        <text:p text:style-name="P2">Powersets</text:p>
        <text:p text:style-name="P6">Every hero has one or more powersets that define the extent of their powers. In most campaigns, you start with two powersets and can unlock others as you level. When you unlock a powerset, you get access to its powers, fighting styles, and special mechanics.</text:p>
        <text:p text:style-name="P38"><text:span text:style-name="T2">Choose two powersets that fit your concept and have powers that interest you and work for you mechanically. Though each powerset has a pretty strong theme, you can work with you GM to “skin” the powers in the set to fit your character concept. Check the </text:span><text:span text:style-name="T14">Powersets and Powers</text:span><text:span text:style-name="T2"> section for more details.</text:span></text:p>
        <text:p text:style-name="P38"><draw:rect text:anchor-type="as-char" style:rel-width="100%" draw:z-index="5" draw:name="Shape6" draw:style-name="gr2" draw:text-style-name="P83" svg:width="3.0004in" svg:height="0.0213in"><text:p/></draw:rect></text:p>
        <text:p text:style-name="P19">Character Creation Checklist</text:p>
        <text:list xml:id="list112126567934698" text:continue-numbering="true" text:style-name="WWNum2">
          <text:list-item>
            <text:p text:style-name="P76"><text:span text:style-name="T2">Choose your starting </text:span><text:span text:style-name="T5">Powersets</text:span></text:p>
          </text:list-item>
        </text:list>
        <text:h text:style-name="P16" text:outline-level="3">You unlock two powersets when you create your character. Look at the available sets and choose two. Decide how the powers in those sets fit with your origin and character concept, and then list the sets on your character sheet.</text:h>
        <text:p text:style-name="P59"><draw:rect text:anchor-type="as-char" style:rel-width="100%" draw:z-index="6" draw:name="Shape7" draw:style-name="gr2" draw:text-style-name="P83" svg:width="3.0004in" svg:height="0.0213in"><text:p/></draw:rect></text:p>
        <text:h text:style-name="P37" text:outline-level="3"><text:soft-page-break/><text:span text:style-name="T10">Example</text:span><text:span text:style-name="T15">: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25">With those choices, Scott Simmons’ character concept comes into focus. Scott’s hero persona is Beetle a pugilist with a protective chitinous carapace, and a stinging super punch. We will focus on powers later, but for now, we jot down our powerset choices.</text:p>
        <text:p text:style-name="P39"><draw:rect text:anchor-type="as-char" style:rel-width="100%" draw:z-index="7" draw:name="Shape8" draw:style-name="gr2" draw:text-style-name="P83" svg:width="3.0004in" svg:height="0.0213in"><text:p/></draw:rect></text:p>
        <text:p text:style-name="P2">Super Stats<text:bookmark-start text:name="_Hlk102766123"/></text:p>
        <text:p text:style-name="P6">Each stat has a power which represents having uncanny ability in that particular area. Your character starts with a single super stat slot, which allows you to purchase one super stat during character creation for 30 power points. Doing so adds +<text:span text:style-name="T26">2</text:span> to the stat purchased.</text:p>
        <text:p text:style-name="P6">You can gain more super stat slots as your level up, but at character generation, you can only have one stat with a single +<text:span text:style-name="T23">2</text:span> bonus. Also, you are not required to purchase a super stat now. You might have other things in mind for those power points. If you don’t purchase a super stat now, the slot is still open, and you can always purchase it later when you level up.</text:p>
        <text:p text:style-name="P38"><text:span text:style-name="T10">Note</text:span><text:span text:style-name="T11">: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38"><draw:rect text:anchor-type="as-char" style:rel-width="100%" draw:z-index="8" draw:name="Shape9" draw:style-name="gr2" draw:text-style-name="P83" svg:width="3.0004in" svg:height="0.0213in"><text:p/></draw:rect></text:p>
        <text:p text:style-name="P20">Character Creation Checklist</text:p>
        <text:list xml:id="list112127875817223" text:continue-list="list4106390920" text:style-name="WWNum1">
          <text:list-item>
            <text:p text:style-name="P71"><text:span text:style-name="T3">Decide if you will purchase a </text:span><text:span text:style-name="T5">Super Stat</text:span></text:p>
          </text:list-item>
        </text:list>
        <text:p text:style-name="P14">For 30 power points, you can purchase a super stat. Doing so will give you a +<text:span text:style-name="T23">2</text:span> bonus to that stat.</text:p>
        <text:p text:style-name="P39"><draw:rect text:anchor-type="as-char" style:rel-width="100%" draw:z-index="9" draw:name="Shape10" draw:style-name="gr2" draw:text-style-name="P83" svg:width="3.0004in" svg:height="0.0213in"><text:p/></draw:rect></text:p>
        <text:p text:style-name="P38"><text:span text:style-name="T10">Example</text:span><text:span text:style-name="T11">: Since our goal is for Scott to fill a tank/brick role in his team, we anticipate that we are going to use our single super stat slot (say that three times fast) to purchase a level of Super Toughness. This will cost us 30 power points (which we will learn about later), and give us a +</text:span><text:span text:style-name="T12">2</text:span><text:span text:style-name="T11"> to our Toughness score, which takes it from a </text:span><text:span text:style-name="T12">+2</text:span><text:span text:style-name="T11"> to a </text:span><text:span text:style-name="T12">+4</text:span><text:span text:style-name="T11">. This makes our scores:</text:span></text:p>
        <table:table table:name="Table15" table:style-name="Table15">
          <table:table-column table:style-name="Table15.A"/>
          <table:table-column table:style-name="Table15.B"/>
          <table:table-row table:style-name="Table15.1">
            <table:table-cell table:style-name="Table15.A1" office:value-type="string">
              <text:p text:style-name="P30">Muscle</text:p>
            </table:table-cell>
            <table:table-cell table:style-name="Table15.A1" office:value-type="string">
              <text:p text:style-name="P35">+4</text:p>
            </table:table-cell>
          </table:table-row>
          <table:table-row table:style-name="Table15.1">
            <table:table-cell table:style-name="Table15.A1" office:value-type="string">
              <text:p text:style-name="P30">Skill</text:p>
            </table:table-cell>
            <table:table-cell table:style-name="Table15.A1" office:value-type="string">
              <text:p text:style-name="P35">+2</text:p>
            </table:table-cell>
          </table:table-row>
          <table:table-row table:style-name="Table15.1">
            <table:table-cell table:style-name="Table15.A1" office:value-type="string">
              <text:p text:style-name="P30">Reflex</text:p>
            </table:table-cell>
            <table:table-cell table:style-name="Table15.A1" office:value-type="string">
              <text:p text:style-name="P35">+1</text:p>
            </table:table-cell>
          </table:table-row>
          <table:table-row table:style-name="Table15.1">
            <table:table-cell table:style-name="Table15.A1" office:value-type="string">
              <text:p text:style-name="P30">Toughness</text:p>
            </table:table-cell>
            <table:table-cell table:style-name="Table15.A1" office:value-type="string">
              <text:p text:style-name="P35">+4</text:p>
            </table:table-cell>
          </table:table-row>
          <table:table-row table:style-name="Table15.1">
            <table:table-cell table:style-name="Table15.A1" office:value-type="string">
              <text:p text:style-name="P30">Wit</text:p>
            </table:table-cell>
            <table:table-cell table:style-name="Table15.A1" office:value-type="string">
              <text:p text:style-name="P35">+1</text:p>
            </table:table-cell>
          </table:table-row>
          <table:table-row table:style-name="Table15.1">
            <table:table-cell table:style-name="Table15.A1" office:value-type="string">
              <text:p text:style-name="P30">Power</text:p>
            </table:table-cell>
            <table:table-cell table:style-name="Table15.A1" office:value-type="string">
              <text:p text:style-name="P35">+0</text:p>
            </table:table-cell>
          </table:table-row>
          <table:table-row table:style-name="Table15.1">
            <table:table-cell table:style-name="Table15.A1" office:value-type="string">
              <text:p text:style-name="P30">Charisma</text:p>
            </table:table-cell>
            <table:table-cell table:style-name="Table15.A1" office:value-type="string">
              <text:p text:style-name="P31">-<text:span text:style-name="T23">1</text:span></text:p>
            </table:table-cell>
          </table:table-row>
        </table:table>
        <text:p text:style-name="P39"/>
        <text:p text:style-name="P59"><draw:rect text:anchor-type="as-char" style:rel-width="100%" draw:z-index="10" draw:name="Shape14" draw:style-name="gr2" draw:text-style-name="P83" svg:width="3.0004in" svg:height="0.0213in"><text:p/></draw:rect></text:p>
        <text:p text:style-name="P2">Fighting Styles</text:p>
        <text:p text:style-name="P10">Each powerset you unlock will have one or more fighting styles associated with it. Each style consists of the combat skills</text:p>
        <text:list text:style-name="WWNum7">
          <text:list-item>
            <text:p text:style-name="P67">Strike – Melee attack skill</text:p>
          </text:list-item>
          <text:list-item>
            <text:p text:style-name="P67">Block – Melee defense skill</text:p>
          </text:list-item>
          <text:list-item>
            <text:p text:style-name="P67">Shoot – Ranged attack skill</text:p>
          </text:list-item>
          <text:list-item>
            <text:p text:style-name="P67">Dodge – Ranged defense skill</text:p>
          </text:list-item>
          <text:list-item>
            <text:p text:style-name="P67">Zap – Magic/mental skill used for both attack and defense</text:p>
          </text:list-item>
        </text:list>
        <text:p text:style-name="P15">Skills will be listed with two stats, and a bonus. For example, in the following fighting sty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49"/>
            </table:table-cell>
            <table:table-cell table:style-name="Table17.A1" office:value-type="string">
              <text:p text:style-name="P41">Strike</text:p>
            </table:table-cell>
            <table:table-cell table:style-name="Table17.A1" office:value-type="string">
              <text:p text:style-name="P41">Block</text:p>
            </table:table-cell>
            <table:table-cell table:style-name="Table17.A1" office:value-type="string">
              <text:p text:style-name="P41">Shoot</text:p>
            </table:table-cell>
            <table:table-cell table:style-name="Table17.A1" office:value-type="string">
              <text:p text:style-name="P41">Dodge</text:p>
            </table:table-cell>
            <table:table-cell table:style-name="Table17.A1" office:value-type="string">
              <text:p text:style-name="P41">Zap</text:p>
            </table:table-cell>
          </table:table-row>
          <table:table-row table:style-name="Table17.1">
            <table:table-cell table:style-name="Table17.A1" office:value-type="string">
              <text:p text:style-name="P40">Skirmisher</text:p>
            </table:table-cell>
            <table:table-cell table:style-name="Table17.A1" office:value-type="string">
              <text:p text:style-name="P41">MS+2</text:p>
            </table:table-cell>
            <table:table-cell table:style-name="Table17.A1" office:value-type="string">
              <text:p text:style-name="P41">MS+2</text:p>
            </table:table-cell>
            <table:table-cell table:style-name="Table17.A1" office:value-type="string">
              <text:p text:style-name="P41">RS+3</text:p>
            </table:table-cell>
            <table:table-cell table:style-name="Table17.A1" office:value-type="string">
              <text:p text:style-name="P41">RS+3</text:p>
            </table:table-cell>
            <table:table-cell table:style-name="Table17.A1" office:value-type="string">
              <text:p text:style-name="P41">PW+0</text:p>
            </table:table-cell>
          </table:table-row>
        </table:table>
        <text:p text:style-name="P15"/>
        <text:p text:style-name="P14">You see the Strike skill listed as MS+2. That means if you use this fighting style, your melee attack is based on your Muscle and Skill stats, and in addition to your <text:span text:style-name="T24">values</text:span> in those stats, you get a +2 to your skill value.</text:p>
        <text:p text:style-name="P14">If you fought with the Skirmisher style and your Muscle stat was <text:span text:style-name="T24">+1</text:span>, and your Skill stat was <text:span text:style-name="T24">+2</text:span>, we would calculate your final strike skill as follows:</text:p>
        <text:p text:style-name="P43">Muscle + Skill + 2 = <text:span text:style-name="T24">1 + 2 + 2 </text:span>= <text:span text:style-name="T24">5</text:span></text:p>
        <text:p text:style-name="P14">Once you pick your two powersets, you will have at least two fighting styles available to you, and <text:soft-page-break/>possibly more. However, a character can only have a single fighting style. From all the available styles, choose as single style with which to start the game.</text:p>
        <text:p text:style-name="P14">Once you choose a style, you can only change it by spending options as you level up, and only then if you have some training or other in-game reason to change.</text:p>
        <text:p text:style-name="P38"><draw:rect text:anchor-type="as-char" style:rel-width="100%" draw:z-index="11" draw:name="Shape15" draw:style-name="gr2" draw:text-style-name="P83" svg:width="3.0004in" svg:height="0.0213in"><text:p/></draw:rect></text:p>
        <text:p text:style-name="P20">Character Creation Checklist</text:p>
        <text:list xml:id="list112127383745110" text:continue-list="list112126567934698" text:style-name="WWNum2">
          <text:list-item>
            <text:p text:style-name="P72"><text:span text:style-name="T4">Choose your </text:span><text:span text:style-name="T7">Fighting Style</text:span></text:p>
          </text:list-item>
        </text:list>
        <text:p text:style-name="P14">From all the fighting styles listed in your two powersets, choose one, calculate the values of the five combat skills and record all this information on your character sheet.</text:p>
        <text:p text:style-name="P38"><draw:rect text:anchor-type="as-char" style:rel-width="100%" draw:z-index="12" draw:name="Shape16" draw:style-name="gr2" draw:text-style-name="P83" svg:width="3.0004in" svg:height="0.0213in"><text:p/></draw:rect></text:p>
        <text:p text:style-name="P39"><text:span text:style-name="T9">Example</text:span><text:span text:style-name="T11">: Between Insect Form, and Super Tough, we have the choice of three different fighting styles.</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50"/>
            </table:table-cell>
            <table:table-cell table:style-name="Table18.A1" office:value-type="string">
              <text:p text:style-name="P52">Strike</text:p>
            </table:table-cell>
            <table:table-cell table:style-name="Table18.A1" office:value-type="string">
              <text:p text:style-name="P52">Block</text:p>
            </table:table-cell>
            <table:table-cell table:style-name="Table18.A1" office:value-type="string">
              <text:p text:style-name="P52">Shoot</text:p>
            </table:table-cell>
            <table:table-cell table:style-name="Table18.A1" office:value-type="string">
              <text:p text:style-name="P52">Dodge</text:p>
            </table:table-cell>
            <table:table-cell table:style-name="Table18.A1" office:value-type="string">
              <text:p text:style-name="P52">Zap</text:p>
            </table:table-cell>
          </table:table-row>
          <table:table-row table:style-name="Table18.1">
            <table:table-cell table:style-name="Table18.A1" office:value-type="string">
              <text:p text:style-name="P53">Bulwark</text:p>
            </table:table-cell>
            <table:table-cell table:style-name="Table18.A1" office:value-type="string">
              <text:p text:style-name="P52">MS+4</text:p>
            </table:table-cell>
            <table:table-cell table:style-name="Table18.A1" office:value-type="string">
              <text:p text:style-name="P52">ST+3</text:p>
            </table:table-cell>
            <table:table-cell table:style-name="Table18.A1" office:value-type="string">
              <text:p text:style-name="P52">MS+2</text:p>
            </table:table-cell>
            <table:table-cell table:style-name="Table18.A1" office:value-type="string">
              <text:p text:style-name="P52">RS+0</text:p>
            </table:table-cell>
            <table:table-cell table:style-name="Table18.A1" office:value-type="string">
              <text:p text:style-name="P52">PT+1</text:p>
            </table:table-cell>
          </table:table-row>
          <table:table-row table:style-name="Table18.1">
            <table:table-cell table:style-name="Table18.A1" office:value-type="string">
              <text:p text:style-name="P53">Nimble</text:p>
            </table:table-cell>
            <table:table-cell table:style-name="Table18.A1" office:value-type="string">
              <text:p text:style-name="P52">RS+3</text:p>
            </table:table-cell>
            <table:table-cell table:style-name="Table18.A1" office:value-type="string">
              <text:p text:style-name="P52">MS+2</text:p>
            </table:table-cell>
            <table:table-cell table:style-name="Table18.A1" office:value-type="string">
              <text:p text:style-name="P52">RS+1</text:p>
            </table:table-cell>
            <table:table-cell table:style-name="Table18.A1" office:value-type="string">
              <text:p text:style-name="P52">RW+4</text:p>
            </table:table-cell>
            <table:table-cell table:style-name="Table18.A1" office:value-type="string">
              <text:p text:style-name="P52">CR+0</text:p>
            </table:table-cell>
          </table:table-row>
          <table:table-row table:style-name="Table18.1">
            <table:table-cell table:style-name="Table18.A1" office:value-type="string">
              <text:p text:style-name="P53">Titan</text:p>
            </table:table-cell>
            <table:table-cell table:style-name="Table18.A1" office:value-type="string">
              <text:p text:style-name="P52">MP+4</text:p>
            </table:table-cell>
            <table:table-cell table:style-name="Table18.A1" office:value-type="string">
              <text:p text:style-name="P52">MT+3</text:p>
            </table:table-cell>
            <table:table-cell table:style-name="Table18.A1" office:value-type="string">
              <text:p text:style-name="P52">PR+2</text:p>
            </table:table-cell>
            <table:table-cell table:style-name="Table18.A1" office:value-type="string">
              <text:p text:style-name="P52">RT+0</text:p>
            </table:table-cell>
            <table:table-cell table:style-name="Table18.A1" office:value-type="string">
              <text:p text:style-name="P52">CP+1</text:p>
            </table:table-cell>
          </table:table-row>
        </table:table>
        <text:p text:style-name="P27"/>
        <text:p text:style-name="P27">Bulwark seems to be the best choice here, since it will make use of our Muscle, Toughness, and Skill most effectively. With that choice made, let’s calculate our Strike skill level. Strike for Bulwark is MS+4. Which means we take our Muscle + our Skill + 4.</text:p>
        <text:p text:style-name="P27">Scott’s Muscle is <text:span text:style-name="T24">+4</text:span> and his Skill is <text:span text:style-name="T24">+2</text:span> for a total of <text:span text:style-name="T24">5</text:span>.</text:p>
        <text:p text:style-name="P29">Strike = <text:span text:style-name="T24">4</text:span> + <text:span text:style-name="T24">2</text:span> + 4 = <text:span text:style-name="T24">10</text:span></text:p>
        <text:p text:style-name="P27">Similarly, Scott’s Skill is <text:span text:style-name="T24">+2</text:span> and his Tough is <text:span text:style-name="T24">+4</text:span>. So, his final Block is</text:p>
        <text:p text:style-name="P29">Block = <text:span text:style-name="T24">2 + 4 + 3 </text:span>= <text:span text:style-name="T24">9</text:span></text:p>
        <text:p text:style-name="P25">Calculating the rest of his fighting skills the same way gives us Beetle’s final fighting profile.</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style-name="Table19.1">
            <table:table-cell table:style-name="Table19.A1" office:value-type="string">
              <text:p text:style-name="P50"/>
            </table:table-cell>
            <table:table-cell table:style-name="Table19.A1" office:value-type="string">
              <text:p text:style-name="P52">Strike</text:p>
            </table:table-cell>
            <table:table-cell table:style-name="Table19.A1" office:value-type="string">
              <text:p text:style-name="P52">Block</text:p>
            </table:table-cell>
            <table:table-cell table:style-name="Table19.A1" office:value-type="string">
              <text:p text:style-name="P52">Shoot</text:p>
            </table:table-cell>
            <table:table-cell table:style-name="Table19.A1" office:value-type="string">
              <text:p text:style-name="P52">Dodge</text:p>
            </table:table-cell>
            <table:table-cell table:style-name="Table19.A1" office:value-type="string">
              <text:p text:style-name="P52">Zap</text:p>
            </table:table-cell>
          </table:table-row>
          <table:table-row table:style-name="Table19.1">
            <table:table-cell table:style-name="Table19.A1" office:value-type="string">
              <text:p text:style-name="P53">Bulwark</text:p>
            </table:table-cell>
            <table:table-cell table:style-name="Table19.A1" office:value-type="string">
              <text:p text:style-name="P54">10</text:p>
            </table:table-cell>
            <table:table-cell table:style-name="Table19.A1" office:value-type="string">
              <text:p text:style-name="P54">9</text:p>
            </table:table-cell>
            <table:table-cell table:style-name="Table19.A1" office:value-type="string">
              <text:p text:style-name="P54">8</text:p>
            </table:table-cell>
            <table:table-cell table:style-name="Table19.A1" office:value-type="string">
              <text:p text:style-name="P54">3</text:p>
            </table:table-cell>
            <table:table-cell table:style-name="Table19.A1" office:value-type="string">
              <text:p text:style-name="P54">5</text:p>
            </table:table-cell>
          </table:table-row>
        </table:table>
        <text:p text:style-name="P25"/>
        <text:p text:style-name="P25">Scott is a proficient melee combatant, and is decent at hitting targets at range (probably from his stint as the team’s quarterback), but is pretty normal at dodging bullets. Finally, because he uses the Bulwark fighting style, and his toughness stat is so high, he has a reasonable defense against mental attacks.</text:p>
        <text:p text:style-name="P39"><draw:rect text:anchor-type="as-char" style:rel-width="100%" draw:z-index="13" draw:name="Shape17" draw:style-name="gr2" draw:text-style-name="P83" svg:width="3.0004in" svg:height="0.0213in"><text:p/></draw:rect></text:p>
        <text:p text:style-name="P2">Powers</text:p>
        <text:p text:style-name="P6">Having a powerset unlocked does not automatically give you the powers in the set. You must buy powers with your starting allowance of power points. The number of power points you can spend are based on the type of campaign your GM plans to run, but for a typical “Year Zero” style campaign, you will start with 160 power points.</text:p>
        <text:p text:style-name="P6">You are free to mix and match powers between your two powersets. In some campaigns, you can purchase power enhancements, but in a Year Zero scenario, you cannot.</text:p>
        <text:p text:style-name="P6">Try to find powers that synergize with each other, and with your stats. In general, you want</text:p>
        <text:list text:style-name="WWNum8">
          <text:list-item>
            <text:p text:style-name="P68">Some way of dealing with your opponents in a battle. So, an attack, an entangle, and/or some debuffs.</text:p>
          </text:list-item>
          <text:list-item>
            <text:p text:style-name="P68">Some way to defend yourself. This could be armor, a power that buffs your Block or Dodge, or even something like invisibility or desolidification.</text:p>
          </text:list-item>
          <text:list-item>
            <text:p text:style-name="P68">A means of getting around the battlefield such as flight, swinging, teleportation, etc.</text:p>
          </text:list-item>
        </text:list>
        <text:p text:style-name="P38"><text:span text:style-name="T2">There are hundreds of powers, each with its own attributes and mechanics. See the </text:span><text:span text:style-name="T14">Powers</text:span><text:span text:style-name="T2"> section for details.</text:span></text:p>
        <text:p text:style-name="P38"><draw:rect text:anchor-type="as-char" style:rel-width="100%" draw:z-index="14" draw:name="Shape18" draw:style-name="gr2" draw:text-style-name="P83" svg:width="3.0004in" svg:height="0.0213in"><text:p/></draw:rect></text:p>
        <text:p text:style-name="P17">Character Creation Checklist</text:p>
        <text:list xml:id="list112127298308825" text:continue-list="list112127383745110" text:style-name="WWNum2">
          <text:list-item>
            <text:p text:style-name="P77"><text:span text:style-name="T16">Purchase your starting </text:span><text:span text:style-name="T8">Powers</text:span></text:p>
          </text:list-item>
        </text:list>
        <text:p text:style-name="P23">You get a number of power points to start your heroic career (160 for a typical “Year Zero” campaign). Purchase powers from your chosen powersets. </text:p>
        <text:p text:style-name="P47"><draw:rect text:anchor-type="as-char" style:rel-width="100%" draw:z-index="15" draw:name="Shape19" draw:style-name="gr1" draw:text-style-name="P83" svg:width="3.0004in" svg:height="0.0213in"><text:p/></draw:rect></text:p>
        <text:p text:style-name="P46"><text:span text:style-name="T9">Example</text:span><text:span text:style-name="T11">: The GM of our game is running a “Hero High School” campaign and so we have a total of 160 power points to buy our starting powers. After buying our super stat, Beetle has 130 power points remaining. We will use those points to purchase powers from the Super Tough and Insect Form </text:span><text:soft-page-break/><text:span text:style-name="T11">powersets.</text:span></text:p>
        <text:p text:style-name="P26">Each of these powersets has an armor power (Invulnerability and Carapace) and since we want to focus Beetle on defense, we are going to get both of these for a total of 50 points.</text:p>
        <text:p text:style-name="P26">We need an attack. Sting from the insect set looks good. It is a melee attack that uses Muscle to determine damage, so that fits with our stats. It costs 20 points, leaving us with 60 more to spend.</text:p>
        <text:p text:style-name="P26">We are going to take Wings from Insect Form to give us some mobility which leaves us only 40 points.</text:p>
        <text:p text:style-name="P26">There are still a ton of powers we would like to take. Insect Form has Web and Venom that would give us a little more offensive power. However, we are going to keep with Beetle’s tanky theme and stick to the Super Tough set. Steely allows us to spend an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26">Finally, we choose Juggernaut, which is going to stack even more armor, but making us easier to hit. There are a ton of other powers we would love to have, but those will have to wait until we get some heroic deeds under our belt and level up.</text:p>
        <text:p text:style-name="P46"><draw:rect text:anchor-type="as-char" style:rel-width="100%" draw:z-index="16" draw:name="Shape20" draw:style-name="gr1" draw:text-style-name="P83" svg:width="3.0004in" svg:height="0.0213in"><text:p/></draw:rect></text:p>
        <text:p text:style-name="P2">Figured Stats</text:p>
        <text:p text:style-name="P11">Now that we have purchased our super stats and powers, our final stat values should be set. Now, we can calculate our figured stats.</text:p>
        <text:p text:style-name="P3">Hit Points</text:p>
        <text:p text:style-name="P11">Your hit points determine how tough you are to defeat in battle. When you are hit by a super punch, or an energy blast, you will take damage that will reduce your hit points. When you reach zero hit points, you are defeated, and are left at the mercy of your enemies.</text:p>
        <text:p text:style-name="P11">You calculate your starting hit points using the following formula:</text:p>
        <text:p text:style-name="P58">Hit Points = <text:span text:style-name="T24">(2x</text:span>Toughness<text:span text:style-name="T24">)</text:span> + Muscle + Power + <text:span text:style-name="T24">2</text:span>8</text:p>
        <text:p text:style-name="P3"/>
        <text:p text:style-name="P3">Base Defense</text:p>
        <text:p text:style-name="P11">In any combat round, as you defend yourself from attacks, your defense scores (Block and Dodge) will decrease. However, regardless of how many attacks are directed at you, your defense scores cannot drop below your Base Defense which is calculated by:</text:p>
        <text:p text:style-name="P28">Base Defense =<text:span text:style-name="T29"> </text:span>Reflex </text:p>
        <text:p text:style-name="P3"/>
        <text:p text:style-name="P3">Initiative</text:p>
        <text:p text:style-name="P12">When combat starts, every combatant will roll 1d12 and add their Initiative score. Characters will act in order of this result.</text:p>
        <text:p text:style-name="P28">Initiative = Reflex + Wit </text:p>
        <text:p text:style-name="P3"/>
        <text:p text:style-name="P3">Energy</text:p>
        <text:p text:style-name="P11">Energy is used to fuel your powers, reroll failed task attempts, and combat skill rolls. Every character starts with 6 energy points. Certain day jobs and powers might change this value.</text:p>
        <text:p text:style-name="P3"/>
        <text:p text:style-name="P3">Inspiration</text:p>
        <text:p text:style-name="P11">Inspiration is used by heroes to use their skills and powers in a spontaneous, unexpected way. Every character starts with 1 inspiration.</text:p>
        <text:p text:style-name="P3"/>
        <text:p text:style-name="P3">Damage Dice</text:p>
        <text:p text:style-name="P6">Each stat also has a damage die based on your character’s score for that stat. Most attack powers do one or two dice of damage based on the power, and 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p>
        <text:p text:style-name="P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5">Stat</text:p>
            </table:table-cell>
            <table:table-cell table:style-name="Table16.A1" office:value-type="string">
              <text:p text:style-name="P55">Damage Die</text:p>
            </table:table-cell>
            <table:table-cell table:style-name="Table16.A1" office:value-type="string">
              <text:p text:style-name="P55">Lift</text:p>
            </table:table-cell>
          </table:table-row>
          <table:table-row table:style-name="Table16.1">
            <table:table-cell table:style-name="Table16.A1" office:value-type="string">
              <text:p text:style-name="P55">0</text:p>
            </table:table-cell>
            <table:table-cell table:style-name="Table16.A1" office:value-type="string">
              <text:p text:style-name="P56">1d6</text:p>
            </table:table-cell>
            <table:table-cell table:style-name="Table16.A1" office:value-type="string">
              <text:p text:style-name="P57">100 kg</text:p>
            </table:table-cell>
          </table:table-row>
          <table:table-row table:style-name="Table16.1">
            <table:table-cell table:style-name="Table16.A3" office:value-type="string">
              <text:p text:style-name="P56">1</text:p>
            </table:table-cell>
            <table:table-cell table:style-name="Table16.A3" office:value-type="string">
              <text:p text:style-name="P56">1d6</text:p>
            </table:table-cell>
            <table:table-cell table:style-name="Table16.A3" office:value-type="string">
              <text:p text:style-name="P57">150 kg</text:p>
            </table:table-cell>
          </table:table-row>
          <table:table-row table:style-name="Table16.1">
            <table:table-cell table:style-name="Table16.A3" office:value-type="string">
              <text:p text:style-name="P56">2</text:p>
            </table:table-cell>
            <table:table-cell table:style-name="Table16.A3" office:value-type="string">
              <text:p text:style-name="P56">1d8</text:p>
            </table:table-cell>
            <table:table-cell table:style-name="Table16.A3" office:value-type="string">
              <text:p text:style-name="P57">200 kg</text:p>
            </table:table-cell>
          </table:table-row>
          <table:table-row table:style-name="Table16.1">
            <table:table-cell table:style-name="Table16.A3" office:value-type="string">
              <text:p text:style-name="P56">3</text:p>
            </table:table-cell>
            <table:table-cell table:style-name="Table16.A3" office:value-type="string">
              <text:p text:style-name="P56">1d8</text:p>
            </table:table-cell>
            <table:table-cell table:style-name="Table16.A3" office:value-type="string">
              <text:p text:style-name="P57">300 kg</text:p>
            </table:table-cell>
          </table:table-row>
          <table:table-row table:style-name="Table16.1">
            <table:table-cell table:style-name="Table16.A3" office:value-type="string">
              <text:p text:style-name="P56">4</text:p>
            </table:table-cell>
            <table:table-cell table:style-name="Table16.A3" office:value-type="string">
              <text:p text:style-name="P56">1d10</text:p>
            </table:table-cell>
            <table:table-cell table:style-name="Table16.A3" office:value-type="string">
              <text:p text:style-name="P57">400 kg</text:p>
            </table:table-cell>
          </table:table-row>
          <table:table-row table:style-name="Table16.1">
            <table:table-cell table:style-name="Table16.A3" office:value-type="string">
              <text:p text:style-name="P56">5</text:p>
            </table:table-cell>
            <table:table-cell table:style-name="Table16.A3" office:value-type="string">
              <text:p text:style-name="P56">1d10</text:p>
            </table:table-cell>
            <table:table-cell table:style-name="Table16.A3" office:value-type="string">
              <text:p text:style-name="P57">600 kg</text:p>
            </table:table-cell>
          </table:table-row>
          <table:table-row table:style-name="Table16.1">
            <table:table-cell table:style-name="Table16.A3" office:value-type="string">
              <text:p text:style-name="P56">6</text:p>
            </table:table-cell>
            <table:table-cell table:style-name="Table16.A3" office:value-type="string">
              <text:p text:style-name="P56">1d12</text:p>
            </table:table-cell>
            <table:table-cell table:style-name="Table16.A3" office:value-type="string">
              <text:p text:style-name="P57">800 kg</text:p>
            </table:table-cell>
          </table:table-row>
          <table:table-row table:style-name="Table16.1">
            <table:table-cell table:style-name="Table16.A3" office:value-type="string">
              <text:p text:style-name="P56">7</text:p>
            </table:table-cell>
            <table:table-cell table:style-name="Table16.A3" office:value-type="string">
              <text:p text:style-name="P56">1d12</text:p>
            </table:table-cell>
            <table:table-cell table:style-name="Table16.A3" office:value-type="string">
              <text:p text:style-name="P57">1200 kg</text:p>
            </table:table-cell>
          </table:table-row>
          <text:soft-page-break/>
          <table:table-row table:style-name="Table16.1">
            <table:table-cell table:style-name="Table16.A3" office:value-type="string">
              <text:p text:style-name="P56">8</text:p>
            </table:table-cell>
            <table:table-cell table:style-name="Table16.A3" office:value-type="string">
              <text:p text:style-name="P56">1d12+1</text:p>
            </table:table-cell>
            <table:table-cell table:style-name="Table16.A3" office:value-type="string">
              <text:p text:style-name="P57">1600 kg</text:p>
            </table:table-cell>
          </table:table-row>
          <table:table-row table:style-name="Table16.1">
            <table:table-cell table:style-name="Table16.A3" office:value-type="string">
              <text:p text:style-name="P56">9</text:p>
            </table:table-cell>
            <table:table-cell table:style-name="Table16.A3" office:value-type="string">
              <text:p text:style-name="P56">1d12+1</text:p>
            </table:table-cell>
            <table:table-cell table:style-name="Table16.A3" office:value-type="string">
              <text:p text:style-name="P57">2400 kg</text:p>
            </table:table-cell>
          </table:table-row>
          <table:table-row table:style-name="Table16.1">
            <table:table-cell table:style-name="Table16.A3" office:value-type="string">
              <text:p text:style-name="P56">10</text:p>
            </table:table-cell>
            <table:table-cell table:style-name="Table16.A3" office:value-type="string">
              <text:p text:style-name="P56">1d12+1d4</text:p>
            </table:table-cell>
            <table:table-cell table:style-name="Table16.A3" office:value-type="string">
              <text:p text:style-name="P57">3200 kg</text:p>
            </table:table-cell>
          </table:table-row>
          <table:table-row table:style-name="Table16.1">
            <table:table-cell table:style-name="Table16.A3" office:value-type="string">
              <text:p text:style-name="P56">11</text:p>
            </table:table-cell>
            <table:table-cell table:style-name="Table16.A3" office:value-type="string">
              <text:p text:style-name="P56">1d12+1d4</text:p>
            </table:table-cell>
            <table:table-cell table:style-name="Table16.A3" office:value-type="string">
              <text:p text:style-name="P57">4800 kg</text:p>
            </table:table-cell>
          </table:table-row>
          <table:table-row table:style-name="Table16.1">
            <table:table-cell table:style-name="Table16.A3" office:value-type="string">
              <text:p text:style-name="P56">12</text:p>
            </table:table-cell>
            <table:table-cell table:style-name="Table16.A3" office:value-type="string">
              <text:p text:style-name="P56">1d12+1d6</text:p>
            </table:table-cell>
            <table:table-cell table:style-name="Table16.A3" office:value-type="string">
              <text:p text:style-name="P57">6400 kg</text:p>
            </table:table-cell>
          </table:table-row>
          <table:table-row table:style-name="Table16.1">
            <table:table-cell table:style-name="Table16.A3" office:value-type="string">
              <text:p text:style-name="P56">13</text:p>
            </table:table-cell>
            <table:table-cell table:style-name="Table16.A3" office:value-type="string">
              <text:p text:style-name="P56">1d12+1d6</text:p>
            </table:table-cell>
            <table:table-cell table:style-name="Table16.A3" office:value-type="string">
              <text:p text:style-name="P57">9600 kg</text:p>
            </table:table-cell>
          </table:table-row>
          <table:table-row table:style-name="Table16.1">
            <table:table-cell table:style-name="Table16.A3" office:value-type="string">
              <text:p text:style-name="P56">14</text:p>
            </table:table-cell>
            <table:table-cell table:style-name="Table16.A3" office:value-type="string">
              <text:p text:style-name="P56">1d12+1d8</text:p>
            </table:table-cell>
            <table:table-cell table:style-name="Table16.A3" office:value-type="string">
              <text:p text:style-name="P57">12.8 kT</text:p>
            </table:table-cell>
          </table:table-row>
          <table:table-row table:style-name="Table16.1">
            <table:table-cell table:style-name="Table16.A3" office:value-type="string">
              <text:p text:style-name="P56">15</text:p>
            </table:table-cell>
            <table:table-cell table:style-name="Table16.A3" office:value-type="string">
              <text:p text:style-name="P56">1d12+1d8</text:p>
            </table:table-cell>
            <table:table-cell table:style-name="Table16.A3" office:value-type="string">
              <text:p text:style-name="P57">19.2 kT</text:p>
            </table:table-cell>
          </table:table-row>
          <table:table-row table:style-name="Table16.1">
            <table:table-cell table:style-name="Table16.A3" office:value-type="string">
              <text:p text:style-name="P56">16</text:p>
            </table:table-cell>
            <table:table-cell table:style-name="Table16.A3" office:value-type="string">
              <text:p text:style-name="P56">1d12+1d10</text:p>
            </table:table-cell>
            <table:table-cell table:style-name="Table16.A3" office:value-type="string">
              <text:p text:style-name="P57">25.6 kT</text:p>
            </table:table-cell>
          </table:table-row>
          <table:table-row table:style-name="Table16.1">
            <table:table-cell table:style-name="Table16.A3" office:value-type="string">
              <text:p text:style-name="P56">17</text:p>
            </table:table-cell>
            <table:table-cell table:style-name="Table16.A3" office:value-type="string">
              <text:p text:style-name="P56">1d12+1d10</text:p>
            </table:table-cell>
            <table:table-cell table:style-name="Table16.A3" office:value-type="string">
              <text:p text:style-name="P57">38.4 kT</text:p>
            </table:table-cell>
          </table:table-row>
        </table:table>
        <text:p text:style-name="P4"/>
        <text:p text:style-name="P3">Lift</text:p>
        <text:p text:style-name="P6">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38"><draw:rect text:anchor-type="as-char" style:rel-width="100%" draw:z-index="17" draw:name="Shape21" draw:style-name="gr2" draw:text-style-name="P83" svg:width="3.0004in" svg:height="0.0213in"><text:p/></draw:rect></text:p>
        <text:p text:style-name="P17">Character Creation Checklist</text:p>
        <text:list xml:id="list112126698565223" text:continue-numbering="true" text:style-name="WWNum2">
          <text:list-item>
            <text:p text:style-name="P73"><text:span text:style-name="T3">Calculate your </text:span><text:span text:style-name="T5">Figured Stats</text:span></text:p>
          </text:list-item>
        </text:list>
        <text:p text:style-name="P23">Now that your stats and powers are settled, you can calculate your Hit Points, Base Defense, Damage Dice, and Lift.</text:p>
        <text:p text:style-name="P47"><draw:rect text:anchor-type="as-char" style:rel-width="100%" draw:z-index="18" draw:name="Shape22" draw:style-name="gr1" draw:text-style-name="P83" svg:width="3.0004in" svg:height="0.0213in"><text:p/></draw:rect></text:p>
        <text:p text:style-name="P38"><text:span text:style-name="T9">Example</text:span><text:span text:style-name="T11">: The final step in character creation is to calculate Beetle’s figured stats. First is hit points. Our Toughness is </text:span><text:span text:style-name="T13">4</text:span><text:span text:style-name="T11">, Muscle is </text:span><text:span text:style-name="T13">4</text:span><text:span text:style-name="T11">, and our Power is </text:span><text:span text:style-name="T13">0</text:span><text:span text:style-name="T11">. <text:s/>Using the formula, we calculate our hit points as:</text:span></text:p>
        <text:p text:style-name="P44">Hit Points = <text:span text:style-name="T24">28 </text:span>+ (<text:span text:style-name="T24">2x4</text:span>) + <text:span text:style-name="T24">4</text:span> + <text:span text:style-name="T24">0</text:span> <text:s/>= <text:s/><text:span text:style-name="T24">40</text:span></text:p>
        <text:p text:style-name="P24">Our Initiative score is equal to our Reflex added to our Wit <text:span text:style-name="T24">which gives us a +1</text:span>.</text:p>
        <text:p text:style-name="P24">Our Base Defense is equal to our Reflex. Since our Reflex is only <text:span text:style-name="T24">1.</text:span> So our Base Defense is <text:span text:style-name="T31">1</text:span>.</text:p>
        <text:p text:style-name="P24">We have one attack power to calculate damage for. Our attack Sting lists its damage as 2d8 + Muscle, which means we have to use the chart to look up our Muscle damage die. Beetle’s Muscle is <text:span text:style-name="T24">4</text:span>, and on the chart, we can see that our damage die is 1d<text:span text:style-name="T24">10</text:span>. Thus, our damage for Sting is <text:span text:style-name="T24">2d8+1d10</text:span>.</text:p>
        <text:p text:style-name="P24">Also, while we are looking at the chart, we can see that a <text:span text:style-name="T24">4</text:span> Muscle allows us to lift <text:span text:style-name="T25">4</text:span>00 kg. So, we note that on our sheet.</text:p>
        <text:p text:style-name="P24">Finally, Scott is a Jock and took the Endurance boon, giving him 7 energy (instead of the normal 6), and we have 1 inspiratio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 style:next-style-name="Text_20_body_20__28_user_29_" loext:linked-style-name="Heading_20_3_20_Char" style:default-outline-level="3" style:list-style-name="" style:class="text">
      <style:paragraph-properties fo:margin-top="0.0972in" fo:margin-bottom="0.0835in" style:contextual-spacing="false" fo:line-height="100%" fo:orphans="0" fo:widows="0" fo:hyphenation-ladder-count="no-limit" fo:keep-with-next="always" style:vertical-align="baseline"/>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8pt" style:font-size-asian="8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4</meta:editing-cycles>
    <meta:creation-date>2022-05-07T00:43:00</meta:creation-date>
    <dc:date>2023-08-05T11:21:25.912000000</dc:date>
    <meta:editing-duration>PT8H46M2S</meta:editing-duration>
    <meta:generator>LibreOffice/7.4.2.3$Windows_X86_64 LibreOffice_project/382eef1f22670f7f4118c8c2dd222ec7ad009daf</meta:generator>
    <meta:document-statistic meta:table-count="19" meta:image-count="0" meta:object-count="0" meta:page-count="9" meta:paragraph-count="458" meta:word-count="5640" meta:character-count="30452" meta:non-whitespace-character-count="25266"/>
    <meta:user-defined meta:name="AppVersion">16.0000</meta:user-defined>
    <meta:template xlink:type="simple" xlink:actuate="onRequest" xlink:title="Normal.dotm" xlink:href=""/>
  </office:meta>
</office:document-meta>
</file>